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54.26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61">
      <style:table-cell-properties fo:wrap-option="wrap"/>
    </style:style>
    <style:style style:name="ce3" style:family="table-cell" style:parent-style-name="Default" style:data-style-name="N122"/>
    <style:style style:name="ce4" style:family="table-cell" style:parent-style-name="Default" style:data-style-name="N61"/>
    <style:style style:name="ce5" style:family="table-cell" style:parent-style-name="Default" style:data-style-name="N131"/>
    <style:style style:name="ce6" style:family="table-cell" style:parent-style-name="Default" style:data-style-name="N2"/>
    <style:style style:name="ce7" style:family="table-cell" style:parent-style-name="Default" style:data-style-name="N121"/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8" table:default-cell-style-name="Default"/>
        <table:table-column table:style-name="co2" table:default-cell-style-name="ce5"/>
        <table:table-column table:style-name="co1" table:number-columns-repeated="3" table:default-cell-style-name="ce5"/>
        <table:table-column table:style-name="co3" table:number-columns-repeated="2" table:default-cell-style-name="ce6"/>
        <table:table-column table:style-name="co4" table:number-columns-repeated="2" table:default-cell-style-name="ce7"/>
        <table:table-column table:style-name="co3" table:number-columns-repeated="2" table:default-cell-style-name="ce6"/>
        <table:table-column table:style-name="co1" table:number-columns-repeated="2" table:default-cell-style-name="ce7"/>
        <table:table-row table:style-name="ro1">
          <table:table-cell table:style-name="ce1" office:value-type="string" calcext:value-type="string">
            <text:p>System Impedance [<text:span text:style-name="T1">Ω]</text:span>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9"/>
          <table:table-cell table:style-name="Default" table:number-columns-repeated="10"/>
        </table:table-row>
        <table:table-row table:style-name="ro2">
          <table:table-cell table:style-name="ce2" office:value-type="string" calcext:value-type="string">
            <text:p>Frequency [Hz]</text:p>
          </table:table-cell>
          <table:table-cell table:style-name="ce1" office:value-type="string" calcext:value-type="string">
            <text:p>S11M</text:p>
          </table:table-cell>
          <table:table-cell table:style-name="ce1" office:value-type="string" calcext:value-type="string">
            <text:p>S11A</text:p>
          </table:table-cell>
          <table:table-cell table:style-name="ce1" office:value-type="string" calcext:value-type="string">
            <text:p>S21M</text:p>
          </table:table-cell>
          <table:table-cell table:style-name="ce1" office:value-type="string" calcext:value-type="string">
            <text:p>S21A</text:p>
          </table:table-cell>
          <table:table-cell table:style-name="ce1" office:value-type="string" calcext:value-type="string">
            <text:p>S12M</text:p>
          </table:table-cell>
          <table:table-cell table:style-name="ce1" office:value-type="string" calcext:value-type="string">
            <text:p>S12A</text:p>
          </table:table-cell>
          <table:table-cell table:style-name="ce1" office:value-type="string" calcext:value-type="string">
            <text:p>S22M</text:p>
          </table:table-cell>
          <table:table-cell table:style-name="ce1" office:value-type="string" calcext:value-type="string">
            <text:p>S22A</text:p>
          </table:table-cell>
          <table:table-cell table:style-name="ce1" office:value-type="string" calcext:value-type="string">
            <text:p>S11 Real</text:p>
          </table:table-cell>
          <table:table-cell table:style-name="ce1" office:value-type="string" calcext:value-type="string">
            <text:p>S11 Imag</text:p>
          </table:table-cell>
          <table:table-cell table:style-name="ce1" office:value-type="string" calcext:value-type="string">
            <text:p>S22 Real</text:p>
          </table:table-cell>
          <table:table-cell table:style-name="ce1" office:value-type="string" calcext:value-type="string">
            <text:p>S22 Imag</text:p>
          </table:table-cell>
          <table:table-cell table:style-name="ce1" office:value-type="string" calcext:value-type="string">
            <text:p>Re{Zin} [<text:span text:style-name="T1">Ω]</text:span></text:p>
          </table:table-cell>
          <table:table-cell table:style-name="ce1" office:value-type="string" calcext:value-type="string">
            <text:p>Im{Zin} [<text:span text:style-name="T1">Ω]</text:span></text:p>
          </table:table-cell>
          <table:table-cell table:style-name="ce1" office:value-type="string" calcext:value-type="string">
            <text:p>Cp [pF]</text:p>
          </table:table-cell>
          <table:table-cell table:style-name="ce1" office:value-type="string" calcext:value-type="string">
            <text:p>Ls [nH]</text:p>
          </table:table-cell>
          <table:table-cell table:style-name="ce1" office:value-type="string" calcext:value-type="string">
            <text:p>Re{Zout} [<text:span text:style-name="T1">Ω]</text:span></text:p>
          </table:table-cell>
          <table:table-cell table:style-name="ce1" office:value-type="string" calcext:value-type="string">
            <text:p>Im{Zout} [<text:span text:style-name="T1">Ω]</text:span></text:p>
          </table:table-cell>
          <table:table-cell table:style-name="ce1" office:value-type="string" calcext:value-type="string">
            <text:p>Cp [pF]</text:p>
          </table:table-cell>
          <table:table-cell table:style-name="ce1" office:value-type="string" calcext:value-type="string">
            <text:p>Ls [nH]</text:p>
          </table:table-cell>
        </table:table-row>
        <table:table-row table:style-name="ro3">
          <table:table-cell office:value-type="float" office:value="405000000" calcext:value-type="float">
            <text:p>405E+06</text:p>
          </table:table-cell>
          <table:table-cell office:value-type="float" office:value="0.943591" calcext:value-type="float">
            <text:p>0.943591</text:p>
          </table:table-cell>
          <table:table-cell office:value-type="float" office:value="-170.537" calcext:value-type="float">
            <text:p>-170.537</text:p>
          </table:table-cell>
          <table:table-cell office:value-type="float" office:value="3.82248" calcext:value-type="float">
            <text:p>3.82248</text:p>
          </table:table-cell>
          <table:table-cell office:value-type="float" office:value="32.2745" calcext:value-type="float">
            <text:p>32.2745</text:p>
          </table:table-cell>
          <table:table-cell office:value-type="float" office:value="0.00500375" calcext:value-type="float">
            <text:p>0.00500375</text:p>
          </table:table-cell>
          <table:table-cell office:value-type="float" office:value="-47.3245" calcext:value-type="float">
            <text:p>-47.3245</text:p>
          </table:table-cell>
          <table:table-cell office:value-type="float" office:value="0.871774" calcext:value-type="float">
            <text:p>0.871774</text:p>
          </table:table-cell>
          <table:table-cell office:value-type="float" office:value="-158.071" calcext:value-type="float">
            <text:p>-158.071</text:p>
          </table:table-cell>
          <table:table-cell table:formula="of:=[.B3]*COS(RADIANS([.C3]))" office:value-type="float" office:value="-0.930750593830322" calcext:value-type="float">
            <text:p>-0.930751</text:p>
          </table:table-cell>
          <table:table-cell table:formula="of:=[.B3]*SIN(RADIANS([.C3]))" office:value-type="float" office:value="-0.15513641534309" calcext:value-type="float">
            <text:p>-0.155136</text:p>
          </table:table-cell>
          <table:table-cell table:formula="of:=[.H3]*COS(RADIANS([.I3]))" office:value-type="float" office:value="-0.808698840007542" calcext:value-type="float">
            <text:p>-0.808699</text:p>
          </table:table-cell>
          <table:table-cell table:formula="of:=[.H3]*SIN(RADIANS([.I3]))" office:value-type="float" office:value="-0.325570412117649" calcext:value-type="float">
            <text:p>-0.325570</text:p>
          </table:table-cell>
          <table:table-cell table:formula="of:=[.$B$1]*(1-[.J3]^2-[.K3]^2)/((1-[.J3])^2+[.K3]^2)" office:value-type="float" office:value="1.46108695218994" calcext:value-type="float">
            <text:p>1.46</text:p>
          </table:table-cell>
          <table:table-cell table:formula="of:=[.$B$1]*(2*[.K3])/((1-[.J3])^2+[.K3]^2)" office:value-type="float" office:value="-4.13491446535503" calcext:value-type="float">
            <text:p>-4.13</text:p>
          </table:table-cell>
          <table:table-cell table:formula="of:=((2*PI()*[.$A3])^(-2)*(([.$B$1]*[.N3])^(-1)-([.$B$1])^(-2)))^(1/2)" office:value-type="float" office:value="0.0000000000453004061993395" calcext:value-type="float">
            <text:p>45.3E-12</text:p>
          </table:table-cell>
          <table:table-cell table:formula="of:=(2*PI()*[.$A3])^(-1)*([.O3]+(2*PI()*[.$A3]*[.P3])/(([.$B$1])^(-2)+(2*PI()*[.$A3]*[.P3])^2))" office:value-type="float" office:value="0.00000000168447291411959" calcext:value-type="float">
            <text:p>1.7E-09</text:p>
          </table:table-cell>
          <table:table-cell table:formula="of:=[.$B$1]*(1-[.L3]^2-[.M3]^2)/((1-[.L3])^2+[.M3]^2)" office:value-type="float" office:value="3.55319143472542" calcext:value-type="float">
            <text:p>3.55</text:p>
          </table:table-cell>
          <table:table-cell table:formula="of:=[.$B$1]*(2*[.M3])/((1-[.L3])^2+[.M3]^2)" office:value-type="float" office:value="-9.63971127749837" calcext:value-type="float">
            <text:p>-9.64</text:p>
          </table:table-cell>
          <table:table-cell table:formula="of:=((2*PI()*[.$A3])^(-2)*(([.$B$1]*[.R3])^(-1)-([.$B$1])^(-2)))^(1/2)" office:value-type="float" office:value="0.0000000000284160520738901" calcext:value-type="float">
            <text:p>28.4E-12</text:p>
          </table:table-cell>
          <table:table-cell table:formula="of:=(2*PI()*[.$A3])^(-1)*([.S3]+(2*PI()*[.$A3]*[.T3])/(([.$B$1])^(-2)+(2*PI()*[.$A3]*[.T3])^2))" office:value-type="float" office:value="0.00000000126021648190129" calcext:value-type="float">
            <text:p>1.3E-09</text:p>
          </table:table-cell>
        </table:table-row>
        <table:table-row table:style-name="ro3">
          <table:table-cell office:value-type="float" office:value="410000000" calcext:value-type="float">
            <text:p>410E+06</text:p>
          </table:table-cell>
          <table:table-cell office:value-type="float" office:value="0.944394" calcext:value-type="float">
            <text:p>0.944394</text:p>
          </table:table-cell>
          <table:table-cell office:value-type="float" office:value="-170.753" calcext:value-type="float">
            <text:p>-170.753</text:p>
          </table:table-cell>
          <table:table-cell office:value-type="float" office:value="3.75278" calcext:value-type="float">
            <text:p>3.75278</text:p>
          </table:table-cell>
          <table:table-cell office:value-type="float" office:value="31.7994" calcext:value-type="float">
            <text:p>31.7994</text:p>
          </table:table-cell>
          <table:table-cell office:value-type="float" office:value="0.00492298" calcext:value-type="float">
            <text:p>0.00492298</text:p>
          </table:table-cell>
          <table:table-cell office:value-type="float" office:value="-47.6546" calcext:value-type="float">
            <text:p>-47.6546</text:p>
          </table:table-cell>
          <table:table-cell office:value-type="float" office:value="0.87433" calcext:value-type="float">
            <text:p>0.87433</text:p>
          </table:table-cell>
          <table:table-cell office:value-type="float" office:value="-158.357" calcext:value-type="float">
            <text:p>-158.357</text:p>
          </table:table-cell>
          <table:table-cell table:formula="of:=[.B4]*COS(RADIANS([.C4]))" office:value-type="float" office:value="-0.932121393778879" calcext:value-type="float">
            <text:p>-0.932121</text:p>
          </table:table-cell>
          <table:table-cell table:formula="of:=[.B4]*SIN(RADIANS([.C4]))" office:value-type="float" office:value="-0.151755508946856" calcext:value-type="float">
            <text:p>-0.151756</text:p>
          </table:table-cell>
          <table:table-cell table:formula="of:=[.H4]*COS(RADIANS([.I4]))" office:value-type="float" office:value="-0.812689691016899" calcext:value-type="float">
            <text:p>-0.812690</text:p>
          </table:table-cell>
          <table:table-cell table:formula="of:=[.H4]*SIN(RADIANS([.I4]))" office:value-type="float" office:value="-0.322472347674739" calcext:value-type="float">
            <text:p>-0.322472</text:p>
          </table:table-cell>
          <table:table-cell table:formula="of:=[.$B$1]*(1-[.J4]^2-[.K4]^2)/((1-[.J4])^2+[.K4]^2)" office:value-type="float" office:value="1.43924970102364" calcext:value-type="float">
            <text:p>1.44</text:p>
          </table:table-cell>
          <table:table-cell table:formula="of:=[.$B$1]*(2*[.K4])/((1-[.J4])^2+[.K4]^2)" office:value-type="float" office:value="-4.04021690529277" calcext:value-type="float">
            <text:p>-4.04</text:p>
          </table:table-cell>
          <table:table-cell table:formula="of:=((2*PI()*[.$A4])^(-2)*(([.$B$1]*[.N4])^(-1)-([.$B$1])^(-2)))^(1/2)" office:value-type="float" office:value="0.0000000000450962979063884" calcext:value-type="float">
            <text:p>45.1E-12</text:p>
          </table:table-cell>
          <table:table-cell table:formula="of:=(2*PI()*[.$A4])^(-1)*([.O4]+(2*PI()*[.$A4]*[.P4])/(([.$B$1])^(-2)+(2*PI()*[.$A4]*[.P4])^2))" office:value-type="float" office:value="0.00000000167689900141363" calcext:value-type="float">
            <text:p>1.7E-09</text:p>
          </table:table-cell>
          <table:table-cell table:formula="of:=[.$B$1]*(1-[.L4]^2-[.M4]^2)/((1-[.L4])^2+[.M4]^2)" office:value-type="float" office:value="3.47431713584362" calcext:value-type="float">
            <text:p>3.47</text:p>
          </table:table-cell>
          <table:table-cell table:formula="of:=[.$B$1]*(2*[.M4])/((1-[.L4])^2+[.M4]^2)" office:value-type="float" office:value="-9.5129291420118" calcext:value-type="float">
            <text:p>-9.51</text:p>
          </table:table-cell>
          <table:table-cell table:formula="of:=((2*PI()*[.$A4])^(-2)*(([.$B$1]*[.R4])^(-1)-([.$B$1])^(-2)))^(1/2)" office:value-type="float" office:value="0.0000000000284104373592534" calcext:value-type="float">
            <text:p>28.4E-12</text:p>
          </table:table-cell>
          <table:table-cell table:formula="of:=(2*PI()*[.$A4])^(-1)*([.S4]+(2*PI()*[.$A4]*[.T4])/(([.$B$1])^(-2)+(2*PI()*[.$A4]*[.T4])^2))" office:value-type="float" office:value="0.0000000012425881110347" calcext:value-type="float">
            <text:p>1.2E-09</text:p>
          </table:table-cell>
        </table:table-row>
        <table:table-row table:style-name="ro3">
          <table:table-cell office:value-type="float" office:value="415000000" calcext:value-type="float">
            <text:p>415E+06</text:p>
          </table:table-cell>
          <table:table-cell office:value-type="float" office:value="0.944923" calcext:value-type="float">
            <text:p>0.944923</text:p>
          </table:table-cell>
          <table:table-cell office:value-type="float" office:value="-170.983" calcext:value-type="float">
            <text:p>-170.983</text:p>
          </table:table-cell>
          <table:table-cell office:value-type="float" office:value="3.68469" calcext:value-type="float">
            <text:p>3.68469</text:p>
          </table:table-cell>
          <table:table-cell office:value-type="float" office:value="31.3377" calcext:value-type="float">
            <text:p>31.3377</text:p>
          </table:table-cell>
          <table:table-cell office:value-type="float" office:value="0.00484421" calcext:value-type="float">
            <text:p>0.00484421</text:p>
          </table:table-cell>
          <table:table-cell office:value-type="float" office:value="-47.9843" calcext:value-type="float">
            <text:p>-47.9843</text:p>
          </table:table-cell>
          <table:table-cell office:value-type="float" office:value="0.876731" calcext:value-type="float">
            <text:p>0.876731</text:p>
          </table:table-cell>
          <table:table-cell office:value-type="float" office:value="-158.638" calcext:value-type="float">
            <text:p>-158.638</text:p>
          </table:table-cell>
          <table:table-cell table:formula="of:=[.B5]*COS(RADIANS([.C5]))" office:value-type="float" office:value="-0.93324553014105" calcext:value-type="float">
            <text:p>-0.933246</text:p>
          </table:table-cell>
          <table:table-cell table:formula="of:=[.B5]*SIN(RADIANS([.C5]))" office:value-type="float" office:value="-0.148095430046814" calcext:value-type="float">
            <text:p>-0.148095</text:p>
          </table:table-cell>
          <table:table-cell table:formula="of:=[.H5]*COS(RADIANS([.I5]))" office:value-type="float" office:value="-0.816497481863378" calcext:value-type="float">
            <text:p>-0.816497</text:p>
          </table:table-cell>
          <table:table-cell table:formula="of:=[.H5]*SIN(RADIANS([.I5]))" office:value-type="float" office:value="-0.319357336649343" calcext:value-type="float">
            <text:p>-0.319357</text:p>
          </table:table-cell>
          <table:table-cell table:formula="of:=[.$B$1]*(1-[.J5]^2-[.K5]^2)/((1-[.J5])^2+[.K5]^2)" office:value-type="float" office:value="1.42471356626317" calcext:value-type="float">
            <text:p>1.42</text:p>
          </table:table-cell>
          <table:table-cell table:formula="of:=[.$B$1]*(2*[.K5])/((1-[.J5])^2+[.K5]^2)" office:value-type="float" office:value="-3.93936773777221" calcext:value-type="float">
            <text:p>-3.94</text:p>
          </table:table-cell>
          <table:table-cell table:formula="of:=((2*PI()*[.$A5])^(-2)*(([.$B$1]*[.N5])^(-1)-([.$B$1])^(-2)))^(1/2)" office:value-type="float" office:value="0.0000000000447863774405214" calcext:value-type="float">
            <text:p>44.8E-12</text:p>
          </table:table-cell>
          <table:table-cell table:formula="of:=(2*PI()*[.$A5])^(-1)*([.O5]+(2*PI()*[.$A5]*[.P5])/(([.$B$1])^(-2)+(2*PI()*[.$A5]*[.P5])^2))" office:value-type="float" office:value="0.00000000167961725779556" calcext:value-type="float">
            <text:p>1.7E-09</text:p>
          </table:table-cell>
          <table:table-cell table:formula="of:=[.$B$1]*(1-[.L5]^2-[.M5]^2)/((1-[.L5])^2+[.M5]^2)" office:value-type="float" office:value="3.40044689096878" calcext:value-type="float">
            <text:p>3.40</text:p>
          </table:table-cell>
          <table:table-cell table:formula="of:=[.$B$1]*(2*[.M5])/((1-[.L5])^2+[.M5]^2)" office:value-type="float" office:value="-9.38830065290843" calcext:value-type="float">
            <text:p>-9.39</text:p>
          </table:table-cell>
          <table:table-cell table:formula="of:=((2*PI()*[.$A5])^(-2)*(([.$B$1]*[.R5])^(-1)-([.$B$1])^(-2)))^(1/2)" office:value-type="float" office:value="0.0000000000283938908388381" calcext:value-type="float">
            <text:p>28.4E-12</text:p>
          </table:table-cell>
          <table:table-cell table:formula="of:=(2*PI()*[.$A5])^(-1)*([.S5]+(2*PI()*[.$A5]*[.T5])/(([.$B$1])^(-2)+(2*PI()*[.$A5]*[.T5])^2))" office:value-type="float" office:value="0.00000000122712732225183" calcext:value-type="float">
            <text:p>1.2E-09</text:p>
          </table:table-cell>
        </table:table-row>
        <table:table-row table:style-name="ro3">
          <table:table-cell office:value-type="float" office:value="420000000" calcext:value-type="float">
            <text:p>420E+06</text:p>
          </table:table-cell>
          <table:table-cell office:value-type="float" office:value="0.945794" calcext:value-type="float">
            <text:p>0.945794</text:p>
          </table:table-cell>
          <table:table-cell office:value-type="float" office:value="-171.212" calcext:value-type="float">
            <text:p>-171.212</text:p>
          </table:table-cell>
          <table:table-cell office:value-type="float" office:value="3.61689" calcext:value-type="float">
            <text:p>3.61689</text:p>
          </table:table-cell>
          <table:table-cell office:value-type="float" office:value="30.8894" calcext:value-type="float">
            <text:p>30.8894</text:p>
          </table:table-cell>
          <table:table-cell office:value-type="float" office:value="0.00476344" calcext:value-type="float">
            <text:p>0.00476344</text:p>
          </table:table-cell>
          <table:table-cell office:value-type="float" office:value="-48.3656" calcext:value-type="float">
            <text:p>-48.3656</text:p>
          </table:table-cell>
          <table:table-cell office:value-type="float" office:value="0.879036" calcext:value-type="float">
            <text:p>0.879036</text:p>
          </table:table-cell>
          <table:table-cell office:value-type="float" office:value="-158.925" calcext:value-type="float">
            <text:p>-158.925</text:p>
          </table:table-cell>
          <table:table-cell table:formula="of:=[.B6]*COS(RADIANS([.C6]))" office:value-type="float" office:value="-0.934690757751317" calcext:value-type="float">
            <text:p>-0.934691</text:p>
          </table:table-cell>
          <table:table-cell table:formula="of:=[.B6]*SIN(RADIANS([.C6]))" office:value-type="float" office:value="-0.144497328038509" calcext:value-type="float">
            <text:p>-0.144497</text:p>
          </table:table-cell>
          <table:table-cell table:formula="of:=[.H6]*COS(RADIANS([.I6]))" office:value-type="float" office:value="-0.82023774279451" calcext:value-type="float">
            <text:p>-0.820238</text:p>
          </table:table-cell>
          <table:table-cell table:formula="of:=[.H6]*SIN(RADIANS([.I6]))" office:value-type="float" office:value="-0.316092288092206" calcext:value-type="float">
            <text:p>-0.316092</text:p>
          </table:table-cell>
          <table:table-cell table:formula="of:=[.$B$1]*(1-[.J6]^2-[.K6]^2)/((1-[.J6])^2+[.K6]^2)" office:value-type="float" office:value="1.40111972718335" calcext:value-type="float">
            <text:p>1.40</text:p>
          </table:table-cell>
          <table:table-cell table:formula="of:=[.$B$1]*(2*[.K6])/((1-[.J6])^2+[.K6]^2)" office:value-type="float" office:value="-3.83902410708689" calcext:value-type="float">
            <text:p>-3.84</text:p>
          </table:table-cell>
          <table:table-cell table:formula="of:=((2*PI()*[.$A6])^(-2)*(([.$B$1]*[.N6])^(-1)-([.$B$1])^(-2)))^(1/2)" office:value-type="float" office:value="0.000000000044635082783376" calcext:value-type="float">
            <text:p>44.6E-12</text:p>
          </table:table-cell>
          <table:table-cell table:formula="of:=(2*PI()*[.$A6])^(-1)*([.O6]+(2*PI()*[.$A6]*[.P6])/(([.$B$1])^(-2)+(2*PI()*[.$A6]*[.P6])^2))" office:value-type="float" office:value="0.00000000167219364753671" calcext:value-type="float">
            <text:p>1.7E-09</text:p>
          </table:table-cell>
          <table:table-cell table:formula="of:=[.$B$1]*(1-[.L6]^2-[.M6]^2)/((1-[.L6])^2+[.M6]^2)" office:value-type="float" office:value="3.32967680718864" calcext:value-type="float">
            <text:p>3.33</text:p>
          </table:table-cell>
          <table:table-cell table:formula="of:=[.$B$1]*(2*[.M6])/((1-[.L6])^2+[.M6]^2)" office:value-type="float" office:value="-9.2609328819445" calcext:value-type="float">
            <text:p>-9.26</text:p>
          </table:table-cell>
          <table:table-cell table:formula="of:=((2*PI()*[.$A6])^(-2)*(([.$B$1]*[.R6])^(-1)-([.$B$1])^(-2)))^(1/2)" office:value-type="float" office:value="0.0000000000283739762302387" calcext:value-type="float">
            <text:p>28.4E-12</text:p>
          </table:table-cell>
          <table:table-cell table:formula="of:=(2*PI()*[.$A6])^(-1)*([.S6]+(2*PI()*[.$A6]*[.T6])/(([.$B$1])^(-2)+(2*PI()*[.$A6]*[.T6])^2))" office:value-type="float" office:value="0.00000000121446746763991" calcext:value-type="float">
            <text:p>1.2E-09</text:p>
          </table:table-cell>
        </table:table-row>
        <table:table-row table:style-name="ro3">
          <table:table-cell office:value-type="float" office:value="425000000" calcext:value-type="float">
            <text:p>425E+06</text:p>
          </table:table-cell>
          <table:table-cell office:value-type="float" office:value="0.946309" calcext:value-type="float">
            <text:p>0.946309</text:p>
          </table:table-cell>
          <table:table-cell office:value-type="float" office:value="-171.442" calcext:value-type="float">
            <text:p>-171.442</text:p>
          </table:table-cell>
          <table:table-cell office:value-type="float" office:value="3.54987" calcext:value-type="float">
            <text:p>3.54987</text:p>
          </table:table-cell>
          <table:table-cell office:value-type="float" office:value="30.4073" calcext:value-type="float">
            <text:p>30.4073</text:p>
          </table:table-cell>
          <table:table-cell office:value-type="float" office:value="0.00469117" calcext:value-type="float">
            <text:p>0.00469117</text:p>
          </table:table-cell>
          <table:table-cell office:value-type="float" office:value="-48.6687" calcext:value-type="float">
            <text:p>-48.6687</text:p>
          </table:table-cell>
          <table:table-cell office:value-type="float" office:value="0.881282" calcext:value-type="float">
            <text:p>0.881282</text:p>
          </table:table-cell>
          <table:table-cell office:value-type="float" office:value="-159.208" calcext:value-type="float">
            <text:p>-159.208</text:p>
          </table:table-cell>
          <table:table-cell table:formula="of:=[.B7]*COS(RADIANS([.C7]))" office:value-type="float" office:value="-0.935772540580113" calcext:value-type="float">
            <text:p>-0.935773</text:p>
          </table:table-cell>
          <table:table-cell table:formula="of:=[.B7]*SIN(RADIANS([.C7]))" office:value-type="float" office:value="-0.140820722115888" calcext:value-type="float">
            <text:p>-0.140821</text:p>
          </table:table-cell>
          <table:table-cell table:formula="of:=[.H7]*COS(RADIANS([.I7]))" office:value-type="float" office:value="-0.823888729690602" calcext:value-type="float">
            <text:p>-0.823889</text:p>
          </table:table-cell>
          <table:table-cell table:formula="of:=[.H7]*SIN(RADIANS([.I7]))" office:value-type="float" office:value="-0.31283434052675" calcext:value-type="float">
            <text:p>-0.312834</text:p>
          </table:table-cell>
          <table:table-cell table:formula="of:=[.$B$1]*(1-[.J7]^2-[.K7]^2)/((1-[.J7])^2+[.K7]^2)" office:value-type="float" office:value="1.38701892594789" calcext:value-type="float">
            <text:p>1.39</text:p>
          </table:table-cell>
          <table:table-cell table:formula="of:=[.$B$1]*(2*[.K7])/((1-[.J7])^2+[.K7]^2)" office:value-type="float" office:value="-3.73822696666943" calcext:value-type="float">
            <text:p>-3.74</text:p>
          </table:table-cell>
          <table:table-cell table:formula="of:=((2*PI()*[.$A7])^(-2)*(([.$B$1]*[.N7])^(-1)-([.$B$1])^(-2)))^(1/2)" office:value-type="float" office:value="0.0000000000443400451177343" calcext:value-type="float">
            <text:p>44.3E-12</text:p>
          </table:table-cell>
          <table:table-cell table:formula="of:=(2*PI()*[.$A7])^(-1)*([.O7]+(2*PI()*[.$A7]*[.P7])/(([.$B$1])^(-2)+(2*PI()*[.$A7]*[.P7])^2))" office:value-type="float" office:value="0.00000000167512455803143" calcext:value-type="float">
            <text:p>1.7E-09</text:p>
          </table:table-cell>
          <table:table-cell table:formula="of:=[.$B$1]*(1-[.L7]^2-[.M7]^2)/((1-[.L7])^2+[.M7]^2)" office:value-type="float" office:value="3.26100522997339" calcext:value-type="float">
            <text:p>3.26</text:p>
          </table:table-cell>
          <table:table-cell table:formula="of:=[.$B$1]*(2*[.M7])/((1-[.L7])^2+[.M7]^2)" office:value-type="float" office:value="-9.13535523065431" calcext:value-type="float">
            <text:p>-9.14</text:p>
          </table:table-cell>
          <table:table-cell table:formula="of:=((2*PI()*[.$A7])^(-2)*(([.$B$1]*[.R7])^(-1)-([.$B$1])^(-2)))^(1/2)" office:value-type="float" office:value="0.000000000028354705008961" calcext:value-type="float">
            <text:p>28.4E-12</text:p>
          </table:table-cell>
          <table:table-cell table:formula="of:=(2*PI()*[.$A7])^(-1)*([.S7]+(2*PI()*[.$A7]*[.T7])/(([.$B$1])^(-2)+(2*PI()*[.$A7]*[.T7])^2))" office:value-type="float" office:value="0.00000000120221396793687" calcext:value-type="float">
            <text:p>1.2E-09</text:p>
          </table:table-cell>
        </table:table-row>
        <table:table-row table:style-name="ro3">
          <table:table-cell office:value-type="float" office:value="430000000" calcext:value-type="float">
            <text:p>430E+06</text:p>
          </table:table-cell>
          <table:table-cell office:value-type="float" office:value="0.946886" calcext:value-type="float">
            <text:p>0.946886</text:p>
          </table:table-cell>
          <table:table-cell office:value-type="float" office:value="-171.656" calcext:value-type="float">
            <text:p>-171.656</text:p>
          </table:table-cell>
          <table:table-cell office:value-type="float" office:value="3.48186" calcext:value-type="float">
            <text:p>3.48186</text:p>
          </table:table-cell>
          <table:table-cell office:value-type="float" office:value="29.9304" calcext:value-type="float">
            <text:p>29.9304</text:p>
          </table:table-cell>
          <table:table-cell office:value-type="float" office:value="0.0046129" calcext:value-type="float">
            <text:p>0.0046129</text:p>
          </table:table-cell>
          <table:table-cell office:value-type="float" office:value="-49.0376" calcext:value-type="float">
            <text:p>-49.0376</text:p>
          </table:table-cell>
          <table:table-cell office:value-type="float" office:value="0.88325" calcext:value-type="float">
            <text:p>0.88325</text:p>
          </table:table-cell>
          <table:table-cell office:value-type="float" office:value="-159.489" calcext:value-type="float">
            <text:p>-159.489</text:p>
          </table:table-cell>
          <table:table-cell table:formula="of:=[.B8]*COS(RADIANS([.C8]))" office:value-type="float" office:value="-0.936862870521867" calcext:value-type="float">
            <text:p>-0.936863</text:p>
          </table:table-cell>
          <table:table-cell table:formula="of:=[.B8]*SIN(RADIANS([.C8]))" office:value-type="float" office:value="-0.137408365223981" calcext:value-type="float">
            <text:p>-0.137408</text:p>
          </table:table-cell>
          <table:table-cell table:formula="of:=[.H8]*COS(RADIANS([.I8]))" office:value-type="float" office:value="-0.827256310601719" calcext:value-type="float">
            <text:p>-0.827256</text:p>
          </table:table-cell>
          <table:table-cell table:formula="of:=[.H8]*SIN(RADIANS([.I8]))" office:value-type="float" office:value="-0.309479497010113" calcext:value-type="float">
            <text:p>-0.309479</text:p>
          </table:table-cell>
          <table:table-cell table:formula="of:=[.$B$1]*(1-[.J8]^2-[.K8]^2)/((1-[.J8])^2+[.K8]^2)" office:value-type="float" office:value="1.37132836035908" calcext:value-type="float">
            <text:p>1.37</text:p>
          </table:table-cell>
          <table:table-cell table:formula="of:=[.$B$1]*(2*[.K8])/((1-[.J8])^2+[.K8]^2)" office:value-type="float" office:value="-3.64447600127692" calcext:value-type="float">
            <text:p>-3.64</text:p>
          </table:table-cell>
          <table:table-cell table:formula="of:=((2*PI()*[.$A8])^(-2)*(([.$B$1]*[.N8])^(-1)-([.$B$1])^(-2)))^(1/2)" office:value-type="float" office:value="0.0000000000440815793573514" calcext:value-type="float">
            <text:p>44.1E-12</text:p>
          </table:table-cell>
          <table:table-cell table:formula="of:=(2*PI()*[.$A8])^(-1)*([.O8]+(2*PI()*[.$A8]*[.P8])/(([.$B$1])^(-2)+(2*PI()*[.$A8]*[.P8])^2))" office:value-type="float" office:value="0.00000000167359420505427" calcext:value-type="float">
            <text:p>1.7E-09</text:p>
          </table:table-cell>
          <table:table-cell table:formula="of:=[.$B$1]*(1-[.L8]^2-[.M8]^2)/((1-[.L8])^2+[.M8]^2)" office:value-type="float" office:value="3.20076097778115" calcext:value-type="float">
            <text:p>3.20</text:p>
          </table:table-cell>
          <table:table-cell table:formula="of:=[.$B$1]*(2*[.M8])/((1-[.L8])^2+[.M8]^2)" office:value-type="float" office:value="-9.01052832732434" calcext:value-type="float">
            <text:p>-9.01</text:p>
          </table:table-cell>
          <table:table-cell table:formula="of:=((2*PI()*[.$A8])^(-2)*(([.$B$1]*[.R8])^(-1)-([.$B$1])^(-2)))^(1/2)" office:value-type="float" office:value="0.0000000000283057355913001" calcext:value-type="float">
            <text:p>28.3E-12</text:p>
          </table:table-cell>
          <table:table-cell table:formula="of:=(2*PI()*[.$A8])^(-1)*([.S8]+(2*PI()*[.$A8]*[.T8])/(([.$B$1])^(-2)+(2*PI()*[.$A8]*[.T8])^2))" office:value-type="float" office:value="0.00000000119494789834723" calcext:value-type="float">
            <text:p>1.2E-09</text:p>
          </table:table-cell>
        </table:table-row>
        <table:table-row table:style-name="ro3">
          <table:table-cell office:value-type="float" office:value="435000000" calcext:value-type="float">
            <text:p>435E+06</text:p>
          </table:table-cell>
          <table:table-cell office:value-type="float" office:value="0.947514" calcext:value-type="float">
            <text:p>0.947514</text:p>
          </table:table-cell>
          <table:table-cell office:value-type="float" office:value="-171.89" calcext:value-type="float">
            <text:p>-171.89</text:p>
          </table:table-cell>
          <table:table-cell office:value-type="float" office:value="3.41705" calcext:value-type="float">
            <text:p>3.41705</text:p>
          </table:table-cell>
          <table:table-cell office:value-type="float" office:value="29.4671" calcext:value-type="float">
            <text:p>29.4671</text:p>
          </table:table-cell>
          <table:table-cell office:value-type="float" office:value="0.00453039" calcext:value-type="float">
            <text:p>0.00453039</text:p>
          </table:table-cell>
          <table:table-cell office:value-type="float" office:value="-49.2829" calcext:value-type="float">
            <text:p>-49.2829</text:p>
          </table:table-cell>
          <table:table-cell office:value-type="float" office:value="0.885401" calcext:value-type="float">
            <text:p>0.885401</text:p>
          </table:table-cell>
          <table:table-cell office:value-type="float" office:value="-159.759" calcext:value-type="float">
            <text:p>-159.759</text:p>
          </table:table-cell>
          <table:table-cell table:formula="of:=[.B9]*COS(RADIANS([.C9]))" office:value-type="float" office:value="-0.938037960556783" calcext:value-type="float">
            <text:p>-0.938038</text:p>
          </table:table-cell>
          <table:table-cell table:formula="of:=[.B9]*SIN(RADIANS([.C9]))" office:value-type="float" office:value="-0.133669610422384" calcext:value-type="float">
            <text:p>-0.133670</text:p>
          </table:table-cell>
          <table:table-cell table:formula="of:=[.H9]*COS(RADIANS([.I9]))" office:value-type="float" office:value="-0.830723674197469" calcext:value-type="float">
            <text:p>-0.830724</text:p>
          </table:table-cell>
          <table:table-cell table:formula="of:=[.H9]*SIN(RADIANS([.I9]))" office:value-type="float" office:value="-0.3063219024635" calcext:value-type="float">
            <text:p>-0.306322</text:p>
          </table:table-cell>
          <table:table-cell table:formula="of:=[.$B$1]*(1-[.J9]^2-[.K9]^2)/((1-[.J9])^2+[.K9]^2)" office:value-type="float" office:value="1.35427990147763" calcext:value-type="float">
            <text:p>1.35</text:p>
          </table:table-cell>
          <table:table-cell table:formula="of:=[.$B$1]*(2*[.K9])/((1-[.J9])^2+[.K9]^2)" office:value-type="float" office:value="-3.54198768427657" calcext:value-type="float">
            <text:p>-3.54</text:p>
          </table:table-cell>
          <table:table-cell table:formula="of:=((2*PI()*[.$A9])^(-2)*(([.$B$1]*[.N9])^(-1)-([.$B$1])^(-2)))^(1/2)" office:value-type="float" office:value="0.000000000043855995337319" calcext:value-type="float">
            <text:p>43.9E-12</text:p>
          </table:table-cell>
          <table:table-cell table:formula="of:=(2*PI()*[.$A9])^(-1)*([.O9]+(2*PI()*[.$A9]*[.P9])/(([.$B$1])^(-2)+(2*PI()*[.$A9]*[.P9])^2))" office:value-type="float" office:value="0.00000000167374546068372" calcext:value-type="float">
            <text:p>1.7E-09</text:p>
          </table:table-cell>
          <table:table-cell table:formula="of:=[.$B$1]*(1-[.L9]^2-[.M9]^2)/((1-[.L9])^2+[.M9]^2)" office:value-type="float" office:value="3.13557468649639" calcext:value-type="float">
            <text:p>3.14</text:p>
          </table:table-cell>
          <table:table-cell table:formula="of:=[.$B$1]*(2*[.M9])/((1-[.L9])^2+[.M9]^2)" office:value-type="float" office:value="-8.89079578522089" calcext:value-type="float">
            <text:p>-8.89</text:p>
          </table:table-cell>
          <table:table-cell table:formula="of:=((2*PI()*[.$A9])^(-2)*(([.$B$1]*[.R9])^(-1)-([.$B$1])^(-2)))^(1/2)" office:value-type="float" office:value="0.0000000000282894134782207" calcext:value-type="float">
            <text:p>28.3E-12</text:p>
          </table:table-cell>
          <table:table-cell table:formula="of:=(2*PI()*[.$A9])^(-1)*([.S9]+(2*PI()*[.$A9]*[.T9])/(([.$B$1])^(-2)+(2*PI()*[.$A9]*[.T9])^2))" office:value-type="float" office:value="0.00000000118227246924372" calcext:value-type="float">
            <text:p>1.2E-09</text:p>
          </table:table-cell>
        </table:table-row>
        <table:table-row table:style-name="ro3">
          <table:table-cell office:value-type="float" office:value="440000000" calcext:value-type="float">
            <text:p>440E+06</text:p>
          </table:table-cell>
          <table:table-cell office:value-type="float" office:value="0.947927" calcext:value-type="float">
            <text:p>0.947927</text:p>
          </table:table-cell>
          <table:table-cell office:value-type="float" office:value="-172.116" calcext:value-type="float">
            <text:p>-172.116</text:p>
          </table:table-cell>
          <table:table-cell office:value-type="float" office:value="3.35214" calcext:value-type="float">
            <text:p>3.35214</text:p>
          </table:table-cell>
          <table:table-cell office:value-type="float" office:value="28.9985" calcext:value-type="float">
            <text:p>28.9985</text:p>
          </table:table-cell>
          <table:table-cell office:value-type="float" office:value="0.00444756" calcext:value-type="float">
            <text:p>0.00444756</text:p>
          </table:table-cell>
          <table:table-cell office:value-type="float" office:value="-49.5095" calcext:value-type="float">
            <text:p>-49.5095</text:p>
          </table:table-cell>
          <table:table-cell office:value-type="float" office:value="0.887574" calcext:value-type="float">
            <text:p>0.887574</text:p>
          </table:table-cell>
          <table:table-cell office:value-type="float" office:value="-160.04" calcext:value-type="float">
            <text:p>-160.04</text:p>
          </table:table-cell>
          <table:table-cell table:formula="of:=[.B10]*COS(RADIANS([.C10]))" office:value-type="float" office:value="-0.938967010453352" calcext:value-type="float">
            <text:p>-0.938967</text:p>
          </table:table-cell>
          <table:table-cell table:formula="of:=[.B10]*SIN(RADIANS([.C10]))" office:value-type="float" office:value="-0.130025192210178" calcext:value-type="float">
            <text:p>-0.130025</text:p>
          </table:table-cell>
          <table:table-cell table:formula="of:=[.H10]*COS(RADIANS([.I10]))" office:value-type="float" office:value="-0.834258465506576" calcext:value-type="float">
            <text:p>-0.834258</text:p>
          </table:table-cell>
          <table:table-cell table:formula="of:=[.H10]*SIN(RADIANS([.I10]))" office:value-type="float" office:value="-0.302985838293828" calcext:value-type="float">
            <text:p>-0.302986</text:p>
          </table:table-cell>
          <table:table-cell table:formula="of:=[.$B$1]*(1-[.J10]^2-[.K10]^2)/((1-[.J10])^2+[.K10]^2)" office:value-type="float" office:value="1.34296852806764" calcext:value-type="float">
            <text:p>1.34</text:p>
          </table:table-cell>
          <table:table-cell table:formula="of:=[.$B$1]*(2*[.K10])/((1-[.J10])^2+[.K10]^2)" office:value-type="float" office:value="-3.44300821804194" calcext:value-type="float">
            <text:p>-3.44</text:p>
          </table:table-cell>
          <table:table-cell table:formula="of:=((2*PI()*[.$A10])^(-2)*(([.$B$1]*[.N10])^(-1)-([.$B$1])^(-2)))^(1/2)" office:value-type="float" office:value="0.000000000043544904046758" calcext:value-type="float">
            <text:p>43.5E-12</text:p>
          </table:table-cell>
          <table:table-cell table:formula="of:=(2*PI()*[.$A10])^(-1)*([.O10]+(2*PI()*[.$A10]*[.P10])/(([.$B$1])^(-2)+(2*PI()*[.$A10]*[.P10])^2))" office:value-type="float" office:value="0.00000000167858138233653" calcext:value-type="float">
            <text:p>1.7E-09</text:p>
          </table:table-cell>
          <table:table-cell table:formula="of:=[.$B$1]*(1-[.L10]^2-[.M10]^2)/((1-[.L10])^2+[.M10]^2)" office:value-type="float" office:value="3.06993195020311" calcext:value-type="float">
            <text:p>3.07</text:p>
          </table:table-cell>
          <table:table-cell table:formula="of:=[.$B$1]*(2*[.M10])/((1-[.L10])^2+[.M10]^2)" office:value-type="float" office:value="-8.76617887964221" calcext:value-type="float">
            <text:p>-8.77</text:p>
          </table:table-cell>
          <table:table-cell table:formula="of:=((2*PI()*[.$A10])^(-2)*(([.$B$1]*[.R10])^(-1)-([.$B$1])^(-2)))^(1/2)" office:value-type="float" office:value="0.0000000000282851618666905" calcext:value-type="float">
            <text:p>28.3E-12</text:p>
          </table:table-cell>
          <table:table-cell table:formula="of:=(2*PI()*[.$A10])^(-1)*([.S10]+(2*PI()*[.$A10]*[.T10])/(([.$B$1])^(-2)+(2*PI()*[.$A10]*[.T10])^2))" office:value-type="float" office:value="0.00000000117081087764547" calcext:value-type="float">
            <text:p>1.2E-09</text:p>
          </table:table-cell>
        </table:table-row>
        <table:table-row table:style-name="ro3">
          <table:table-cell office:value-type="float" office:value="445000000" calcext:value-type="float">
            <text:p>445E+06</text:p>
          </table:table-cell>
          <table:table-cell office:value-type="float" office:value="0.948268" calcext:value-type="float">
            <text:p>0.948268</text:p>
          </table:table-cell>
          <table:table-cell office:value-type="float" office:value="-172.345" calcext:value-type="float">
            <text:p>-172.345</text:p>
          </table:table-cell>
          <table:table-cell office:value-type="float" office:value="3.28852" calcext:value-type="float">
            <text:p>3.28852</text:p>
          </table:table-cell>
          <table:table-cell office:value-type="float" office:value="28.5412" calcext:value-type="float">
            <text:p>28.5412</text:p>
          </table:table-cell>
          <table:table-cell office:value-type="float" office:value="0.00437863" calcext:value-type="float">
            <text:p>0.00437863</text:p>
          </table:table-cell>
          <table:table-cell office:value-type="float" office:value="-49.7818" calcext:value-type="float">
            <text:p>-49.7818</text:p>
          </table:table-cell>
          <table:table-cell office:value-type="float" office:value="0.889814" calcext:value-type="float">
            <text:p>0.889814</text:p>
          </table:table-cell>
          <table:table-cell office:value-type="float" office:value="-160.303" calcext:value-type="float">
            <text:p>-160.303</text:p>
          </table:table-cell>
          <table:table-cell table:formula="of:=[.B11]*COS(RADIANS([.C11]))" office:value-type="float" office:value="-0.93981715560045" calcext:value-type="float">
            <text:p>-0.939817</text:p>
          </table:table-cell>
          <table:table-cell table:formula="of:=[.B11]*SIN(RADIANS([.C11]))" office:value-type="float" office:value="-0.126316720441431" calcext:value-type="float">
            <text:p>-0.126317</text:p>
          </table:table-cell>
          <table:table-cell table:formula="of:=[.H11]*COS(RADIANS([.I11]))" office:value-type="float" office:value="-0.837749375667221" calcext:value-type="float">
            <text:p>-0.837749</text:p>
          </table:table-cell>
          <table:table-cell table:formula="of:=[.H11]*SIN(RADIANS([.I11]))" office:value-type="float" office:value="-0.299908216234868" calcext:value-type="float">
            <text:p>-0.299908</text:p>
          </table:table-cell>
          <table:table-cell table:formula="of:=[.$B$1]*(1-[.J11]^2-[.K11]^2)/((1-[.J11])^2+[.K11]^2)" office:value-type="float" office:value="1.33357890935697" calcext:value-type="float">
            <text:p>1.33</text:p>
          </table:table-cell>
          <table:table-cell table:formula="of:=[.$B$1]*(2*[.K11])/((1-[.J11])^2+[.K11]^2)" office:value-type="float" office:value="-3.34273223516484" calcext:value-type="float">
            <text:p>-3.34</text:p>
          </table:table-cell>
          <table:table-cell table:formula="of:=((2*PI()*[.$A11])^(-2)*(([.$B$1]*[.N11])^(-1)-([.$B$1])^(-2)))^(1/2)" office:value-type="float" office:value="0.0000000000432111139134566" calcext:value-type="float">
            <text:p>43.2E-12</text:p>
          </table:table-cell>
          <table:table-cell table:formula="of:=(2*PI()*[.$A11])^(-1)*([.O11]+(2*PI()*[.$A11]*[.P11])/(([.$B$1])^(-2)+(2*PI()*[.$A11]*[.P11])^2))" office:value-type="float" office:value="0.00000000168573811799519" calcext:value-type="float">
            <text:p>1.7E-09</text:p>
          </table:table-cell>
          <table:table-cell table:formula="of:=[.$B$1]*(1-[.L11]^2-[.M11]^2)/((1-[.L11])^2+[.M11]^2)" office:value-type="float" office:value="3.00281176800741" calcext:value-type="float">
            <text:p>3.00</text:p>
          </table:table-cell>
          <table:table-cell table:formula="of:=[.$B$1]*(2*[.M11])/((1-[.L11])^2+[.M11]^2)" office:value-type="float" office:value="-8.64969888889464" calcext:value-type="float">
            <text:p>-8.65</text:p>
          </table:table-cell>
          <table:table-cell table:formula="of:=((2*PI()*[.$A11])^(-2)*(([.$B$1]*[.R11])^(-1)-([.$B$1])^(-2)))^(1/2)" office:value-type="float" office:value="0.0000000000282984077165934" calcext:value-type="float">
            <text:p>28.3E-12</text:p>
          </table:table-cell>
          <table:table-cell table:formula="of:=(2*PI()*[.$A11])^(-1)*([.S11]+(2*PI()*[.$A11]*[.T11])/(([.$B$1])^(-2)+(2*PI()*[.$A11]*[.T11])^2))" office:value-type="float" office:value="0.00000000115516130575829" calcext:value-type="float">
            <text:p>1.2E-09</text:p>
          </table:table-cell>
        </table:table-row>
        <table:table-row table:style-name="ro3">
          <table:table-cell office:value-type="float" office:value="450000000" calcext:value-type="float">
            <text:p>450E+06</text:p>
          </table:table-cell>
          <table:table-cell office:value-type="float" office:value="0.948759" calcext:value-type="float">
            <text:p>0.948759</text:p>
          </table:table-cell>
          <table:table-cell office:value-type="float" office:value="-172.562" calcext:value-type="float">
            <text:p>-172.562</text:p>
          </table:table-cell>
          <table:table-cell office:value-type="float" office:value="3.22658" calcext:value-type="float">
            <text:p>3.22658</text:p>
          </table:table-cell>
          <table:table-cell office:value-type="float" office:value="28.2485" calcext:value-type="float">
            <text:p>28.2485</text:p>
          </table:table-cell>
          <table:table-cell office:value-type="float" office:value="0.00430436" calcext:value-type="float">
            <text:p>0.00430436</text:p>
          </table:table-cell>
          <table:table-cell office:value-type="float" office:value="-50.0755" calcext:value-type="float">
            <text:p>-50.0755</text:p>
          </table:table-cell>
          <table:table-cell office:value-type="float" office:value="0.89197" calcext:value-type="float">
            <text:p>0.89197</text:p>
          </table:table-cell>
          <table:table-cell office:value-type="float" office:value="-160.55" calcext:value-type="float">
            <text:p>-160.55</text:p>
          </table:table-cell>
          <table:table-cell table:formula="of:=[.B12]*COS(RADIANS([.C12]))" office:value-type="float" office:value="-0.940775689987229" calcext:value-type="float">
            <text:p>-0.940776</text:p>
          </table:table-cell>
          <table:table-cell table:formula="of:=[.B12]*SIN(RADIANS([.C12]))" office:value-type="float" office:value="-0.122819954445739" calcext:value-type="float">
            <text:p>-0.122820</text:p>
          </table:table-cell>
          <table:table-cell table:formula="of:=[.H12]*COS(RADIANS([.I12]))" office:value-type="float" office:value="-0.841067442764229" calcext:value-type="float">
            <text:p>-0.841067</text:p>
          </table:table-cell>
          <table:table-cell table:formula="of:=[.H12]*SIN(RADIANS([.I12]))" office:value-type="float" office:value="-0.297011847612248" calcext:value-type="float">
            <text:p>-0.297012</text:p>
          </table:table-cell>
          <table:table-cell table:formula="of:=[.$B$1]*(1-[.J12]^2-[.K12]^2)/((1-[.J12])^2+[.K12]^2)" office:value-type="float" office:value="1.32025929364256" calcext:value-type="float">
            <text:p>1.32</text:p>
          </table:table-cell>
          <table:table-cell table:formula="of:=[.$B$1]*(2*[.K12])/((1-[.J12])^2+[.K12]^2)" office:value-type="float" office:value="-3.24774879503471" calcext:value-type="float">
            <text:p>-3.25</text:p>
          </table:table-cell>
          <table:table-cell table:formula="of:=((2*PI()*[.$A12])^(-2)*(([.$B$1]*[.N12])^(-1)-([.$B$1])^(-2)))^(1/2)" office:value-type="float" office:value="0.0000000000429518747996545" calcext:value-type="float">
            <text:p>43.0E-12</text:p>
          </table:table-cell>
          <table:table-cell table:formula="of:=(2*PI()*[.$A12])^(-1)*([.O12]+(2*PI()*[.$A12]*[.P12])/(([.$B$1])^(-2)+(2*PI()*[.$A12]*[.P12])^2))" office:value-type="float" office:value="0.00000000168672442829073" calcext:value-type="float">
            <text:p>1.7E-09</text:p>
          </table:table-cell>
          <table:table-cell table:formula="of:=[.$B$1]*(1-[.L12]^2-[.M12]^2)/((1-[.L12])^2+[.M12]^2)" office:value-type="float" office:value="2.93853484894298" calcext:value-type="float">
            <text:p>2.94</text:p>
          </table:table-cell>
          <table:table-cell table:formula="of:=[.$B$1]*(2*[.M12])/((1-[.L12])^2+[.M12]^2)" office:value-type="float" office:value="-8.54035636074387" calcext:value-type="float">
            <text:p>-8.54</text:p>
          </table:table-cell>
          <table:table-cell table:formula="of:=((2*PI()*[.$A12])^(-2)*(([.$B$1]*[.R12])^(-1)-([.$B$1])^(-2)))^(1/2)" office:value-type="float" office:value="0.0000000000283077213991447" calcext:value-type="float">
            <text:p>28.3E-12</text:p>
          </table:table-cell>
          <table:table-cell table:formula="of:=(2*PI()*[.$A12])^(-1)*([.S12]+(2*PI()*[.$A12]*[.T12])/(([.$B$1])^(-2)+(2*PI()*[.$A12]*[.T12])^2))" office:value-type="float" office:value="0.00000000113862811221401" calcext:value-type="float">
            <text:p>1.1E-09</text:p>
          </table:table-cell>
        </table:table-row>
        <table:table-row table:style-name="ro3">
          <table:table-cell office:value-type="float" office:value="455000000" calcext:value-type="float">
            <text:p>455E+06</text:p>
          </table:table-cell>
          <table:table-cell office:value-type="float" office:value="0.949094" calcext:value-type="float">
            <text:p>0.949094</text:p>
          </table:table-cell>
          <table:table-cell office:value-type="float" office:value="-172.779" calcext:value-type="float">
            <text:p>-172.779</text:p>
          </table:table-cell>
          <table:table-cell office:value-type="float" office:value="3.16701" calcext:value-type="float">
            <text:p>3.16701</text:p>
          </table:table-cell>
          <table:table-cell office:value-type="float" office:value="27.7972" calcext:value-type="float">
            <text:p>27.7972</text:p>
          </table:table-cell>
          <table:table-cell office:value-type="float" office:value="0.00424128" calcext:value-type="float">
            <text:p>0.00424128</text:p>
          </table:table-cell>
          <table:table-cell office:value-type="float" office:value="-50.2528" calcext:value-type="float">
            <text:p>-50.2528</text:p>
          </table:table-cell>
          <table:table-cell office:value-type="float" office:value="0.893848" calcext:value-type="float">
            <text:p>0.893848</text:p>
          </table:table-cell>
          <table:table-cell office:value-type="float" office:value="-160.81" calcext:value-type="float">
            <text:p>-160.81</text:p>
          </table:table-cell>
          <table:table-cell table:formula="of:=[.B13]*COS(RADIANS([.C13]))" office:value-type="float" office:value="-0.94156644852521" calcext:value-type="float">
            <text:p>-0.941566</text:p>
          </table:table-cell>
          <table:table-cell table:formula="of:=[.B13]*SIN(RADIANS([.C13]))" office:value-type="float" office:value="-0.119298130109501" calcext:value-type="float">
            <text:p>-0.119298</text:p>
          </table:table-cell>
          <table:table-cell table:formula="of:=[.H13]*COS(RADIANS([.I13]))" office:value-type="float" office:value="-0.844180222066171" calcext:value-type="float">
            <text:p>-0.844180</text:p>
          </table:table-cell>
          <table:table-cell table:formula="of:=[.H13]*SIN(RADIANS([.I13]))" office:value-type="float" office:value="-0.293809461686159" calcext:value-type="float">
            <text:p>-0.293809</text:p>
          </table:table-cell>
          <table:table-cell table:formula="of:=[.$B$1]*(1-[.J13]^2-[.K13]^2)/((1-[.J13])^2+[.K13]^2)" office:value-type="float" office:value="1.31108454462578" calcext:value-type="float">
            <text:p>1.31</text:p>
          </table:table-cell>
          <table:table-cell table:formula="of:=[.$B$1]*(2*[.K13])/((1-[.J13])^2+[.K13]^2)" office:value-type="float" office:value="-3.1527720540876" calcext:value-type="float">
            <text:p>-3.15</text:p>
          </table:table-cell>
          <table:table-cell table:formula="of:=((2*PI()*[.$A13])^(-2)*(([.$B$1]*[.N13])^(-1)-([.$B$1])^(-2)))^(1/2)" office:value-type="float" office:value="0.0000000000426322674839975" calcext:value-type="float">
            <text:p>42.6E-12</text:p>
          </table:table-cell>
          <table:table-cell table:formula="of:=(2*PI()*[.$A13])^(-1)*([.O13]+(2*PI()*[.$A13]*[.P13])/(([.$B$1])^(-2)+(2*PI()*[.$A13]*[.P13])^2))" office:value-type="float" office:value="0.00000000169191379651452" calcext:value-type="float">
            <text:p>1.7E-09</text:p>
          </table:table-cell>
          <table:table-cell table:formula="of:=[.$B$1]*(1-[.L13]^2-[.M13]^2)/((1-[.L13])^2+[.M13]^2)" office:value-type="float" office:value="2.88237790707019" calcext:value-type="float">
            <text:p>2.88</text:p>
          </table:table-cell>
          <table:table-cell table:formula="of:=[.$B$1]*(2*[.M13])/((1-[.L13])^2+[.M13]^2)" office:value-type="float" office:value="-8.42506757184104" calcext:value-type="float">
            <text:p>-8.43</text:p>
          </table:table-cell>
          <table:table-cell table:formula="of:=((2*PI()*[.$A13])^(-2)*(([.$B$1]*[.R13])^(-1)-([.$B$1])^(-2)))^(1/2)" office:value-type="float" office:value="0.0000000000282849198723434" calcext:value-type="float">
            <text:p>28.3E-12</text:p>
          </table:table-cell>
          <table:table-cell table:formula="of:=(2*PI()*[.$A13])^(-1)*([.S13]+(2*PI()*[.$A13]*[.T13])/(([.$B$1])^(-2)+(2*PI()*[.$A13]*[.T13])^2))" office:value-type="float" office:value="0.0000000011293778908092" calcext:value-type="float">
            <text:p>1.1E-09</text:p>
          </table:table-cell>
        </table:table-row>
        <table:table-row table:style-name="ro3">
          <table:table-cell office:value-type="float" office:value="460000000" calcext:value-type="float">
            <text:p>460E+06</text:p>
          </table:table-cell>
          <table:table-cell office:value-type="float" office:value="0.949607" calcext:value-type="float">
            <text:p>0.949607</text:p>
          </table:table-cell>
          <table:table-cell office:value-type="float" office:value="-173.008" calcext:value-type="float">
            <text:p>-173.008</text:p>
          </table:table-cell>
          <table:table-cell office:value-type="float" office:value="3.11319" calcext:value-type="float">
            <text:p>3.11319</text:p>
          </table:table-cell>
          <table:table-cell office:value-type="float" office:value="27.3298" calcext:value-type="float">
            <text:p>27.3298</text:p>
          </table:table-cell>
          <table:table-cell office:value-type="float" office:value="0.00417442" calcext:value-type="float">
            <text:p>0.00417442</text:p>
          </table:table-cell>
          <table:table-cell office:value-type="float" office:value="-50.4922" calcext:value-type="float">
            <text:p>-50.4922</text:p>
          </table:table-cell>
          <table:table-cell office:value-type="float" office:value="0.896142" calcext:value-type="float">
            <text:p>0.896142</text:p>
          </table:table-cell>
          <table:table-cell office:value-type="float" office:value="-161.047" calcext:value-type="float">
            <text:p>-161.047</text:p>
          </table:table-cell>
          <table:table-cell table:formula="of:=[.B14]*COS(RADIANS([.C14]))" office:value-type="float" office:value="-0.942544922908589" calcext:value-type="float">
            <text:p>-0.942545</text:p>
          </table:table-cell>
          <table:table-cell table:formula="of:=[.B14]*SIN(RADIANS([.C14]))" office:value-type="float" office:value="-0.115596378612143" calcext:value-type="float">
            <text:p>-0.115596</text:p>
          </table:table-cell>
          <table:table-cell table:formula="of:=[.H14]*COS(RADIANS([.I14]))" office:value-type="float" office:value="-0.847557950523072" calcext:value-type="float">
            <text:p>-0.847558</text:p>
          </table:table-cell>
          <table:table-cell table:formula="of:=[.H14]*SIN(RADIANS([.I14]))" office:value-type="float" office:value="-0.291060139265289" calcext:value-type="float">
            <text:p>-0.291060</text:p>
          </table:table-cell>
          <table:table-cell table:formula="of:=[.$B$1]*(1-[.J14]^2-[.K14]^2)/((1-[.J14])^2+[.K14]^2)" office:value-type="float" office:value="1.29720901765455" calcext:value-type="float">
            <text:p>1.30</text:p>
          </table:table-cell>
          <table:table-cell table:formula="of:=[.$B$1]*(2*[.K14])/((1-[.J14])^2+[.K14]^2)" office:value-type="float" office:value="-3.05257887497003" calcext:value-type="float">
            <text:p>-3.05</text:p>
          </table:table-cell>
          <table:table-cell table:formula="of:=((2*PI()*[.$A14])^(-2)*(([.$B$1]*[.N14])^(-1)-([.$B$1])^(-2)))^(1/2)" office:value-type="float" office:value="0.0000000000423998422701734" calcext:value-type="float">
            <text:p>42.4E-12</text:p>
          </table:table-cell>
          <table:table-cell table:formula="of:=(2*PI()*[.$A14])^(-1)*([.O14]+(2*PI()*[.$A14]*[.P14])/(([.$B$1])^(-2)+(2*PI()*[.$A14]*[.P14])^2))" office:value-type="float" office:value="0.00000000169391415411002" calcext:value-type="float">
            <text:p>1.7E-09</text:p>
          </table:table-cell>
          <table:table-cell table:formula="of:=[.$B$1]*(1-[.L14]^2-[.M14]^2)/((1-[.L14])^2+[.M14]^2)" office:value-type="float" office:value="2.81473732601258" calcext:value-type="float">
            <text:p>2.81</text:p>
          </table:table-cell>
          <table:table-cell table:formula="of:=[.$B$1]*(2*[.M14])/((1-[.L14])^2+[.M14]^2)" office:value-type="float" office:value="-8.32031536386546" calcext:value-type="float">
            <text:p>-8.32</text:p>
          </table:table-cell>
          <table:table-cell table:formula="of:=((2*PI()*[.$A14])^(-2)*(([.$B$1]*[.R14])^(-1)-([.$B$1])^(-2)))^(1/2)" office:value-type="float" office:value="0.0000000000283319553044897" calcext:value-type="float">
            <text:p>28.3E-12</text:p>
          </table:table-cell>
          <table:table-cell table:formula="of:=(2*PI()*[.$A14])^(-1)*([.S14]+(2*PI()*[.$A14]*[.T14])/(([.$B$1])^(-2)+(2*PI()*[.$A14]*[.T14])^2))" office:value-type="float" office:value="0.00000000110861295736981" calcext:value-type="float">
            <text:p>1.1E-09</text:p>
          </table:table-cell>
        </table:table-row>
        <table:table-row table:style-name="ro3">
          <table:table-cell office:value-type="float" office:value="465000000" calcext:value-type="float">
            <text:p>465E+06</text:p>
          </table:table-cell>
          <table:table-cell office:value-type="float" office:value="0.950405" calcext:value-type="float">
            <text:p>0.950405</text:p>
          </table:table-cell>
          <table:table-cell office:value-type="float" office:value="-173.186" calcext:value-type="float">
            <text:p>-173.186</text:p>
          </table:table-cell>
          <table:table-cell office:value-type="float" office:value="3.06259" calcext:value-type="float">
            <text:p>3.06259</text:p>
          </table:table-cell>
          <table:table-cell office:value-type="float" office:value="26.923" calcext:value-type="float">
            <text:p>26.923</text:p>
          </table:table-cell>
          <table:table-cell office:value-type="float" office:value="0.00409689" calcext:value-type="float">
            <text:p>0.00409689</text:p>
          </table:table-cell>
          <table:table-cell office:value-type="float" office:value="-50.663" calcext:value-type="float">
            <text:p>-50.663</text:p>
          </table:table-cell>
          <table:table-cell office:value-type="float" office:value="0.898031" calcext:value-type="float">
            <text:p>0.898031</text:p>
          </table:table-cell>
          <table:table-cell office:value-type="float" office:value="-161.295" calcext:value-type="float">
            <text:p>-161.295</text:p>
          </table:table-cell>
          <table:table-cell table:formula="of:=[.B15]*COS(RADIANS([.C15]))" office:value-type="float" office:value="-0.943691858872645" calcext:value-type="float">
            <text:p>-0.943692</text:p>
          </table:table-cell>
          <table:table-cell table:formula="of:=[.B15]*SIN(RADIANS([.C15]))" office:value-type="float" office:value="-0.112762314283146" calcext:value-type="float">
            <text:p>-0.112762</text:p>
          </table:table-cell>
          <table:table-cell table:formula="of:=[.H15]*COS(RADIANS([.I15]))" office:value-type="float" office:value="-0.850599063900424" calcext:value-type="float">
            <text:p>-0.850599</text:p>
          </table:table-cell>
          <table:table-cell table:formula="of:=[.H15]*SIN(RADIANS([.I15]))" office:value-type="float" office:value="-0.287994634416551" calcext:value-type="float">
            <text:p>-0.287995</text:p>
          </table:table-cell>
          <table:table-cell table:formula="of:=[.$B$1]*(1-[.J15]^2-[.K15]^2)/((1-[.J15])^2+[.K15]^2)" office:value-type="float" office:value="1.27590584304263" calcext:value-type="float">
            <text:p>1.28</text:p>
          </table:table-cell>
          <table:table-cell table:formula="of:=[.$B$1]*(2*[.K15])/((1-[.J15])^2+[.K15]^2)" office:value-type="float" office:value="-2.97474611700013" calcext:value-type="float">
            <text:p>-2.97</text:p>
          </table:table-cell>
          <table:table-cell table:formula="of:=((2*PI()*[.$A15])^(-2)*(([.$B$1]*[.N15])^(-1)-([.$B$1])^(-2)))^(1/2)" office:value-type="float" office:value="0.0000000000423018877173658" calcext:value-type="float">
            <text:p>42.3E-12</text:p>
          </table:table-cell>
          <table:table-cell table:formula="of:=(2*PI()*[.$A15])^(-1)*([.O15]+(2*PI()*[.$A15]*[.P15])/(([.$B$1])^(-2)+(2*PI()*[.$A15]*[.P15])^2))" office:value-type="float" office:value="0.0000000016804988146257" calcext:value-type="float">
            <text:p>1.7E-09</text:p>
          </table:table-cell>
          <table:table-cell table:formula="of:=[.$B$1]*(1-[.L15]^2-[.M15]^2)/((1-[.L15])^2+[.M15]^2)" office:value-type="float" office:value="2.75882560117834" calcext:value-type="float">
            <text:p>2.76</text:p>
          </table:table-cell>
          <table:table-cell table:formula="of:=[.$B$1]*(2*[.M15])/((1-[.L15])^2+[.M15]^2)" office:value-type="float" office:value="-8.21045411059145" calcext:value-type="float">
            <text:p>-8.21</text:p>
          </table:table-cell>
          <table:table-cell table:formula="of:=((2*PI()*[.$A15])^(-2)*(([.$B$1]*[.R15])^(-1)-([.$B$1])^(-2)))^(1/2)" office:value-type="float" office:value="0.0000000000283266615391005" calcext:value-type="float">
            <text:p>28.3E-12</text:p>
          </table:table-cell>
          <table:table-cell table:formula="of:=(2*PI()*[.$A15])^(-1)*([.S15]+(2*PI()*[.$A15]*[.T15])/(([.$B$1])^(-2)+(2*PI()*[.$A15]*[.T15])^2))" office:value-type="float" office:value="0.00000000109723454017707" calcext:value-type="float">
            <text:p>1.1E-09</text:p>
          </table:table-cell>
        </table:table-row>
        <table:table-row table:style-name="ro3">
          <table:table-cell office:value-type="float" office:value="470000000" calcext:value-type="float">
            <text:p>470E+06</text:p>
          </table:table-cell>
          <table:table-cell office:value-type="float" office:value="0.950379" calcext:value-type="float">
            <text:p>0.950379</text:p>
          </table:table-cell>
          <table:table-cell office:value-type="float" office:value="-173.387" calcext:value-type="float">
            <text:p>-173.387</text:p>
          </table:table-cell>
          <table:table-cell office:value-type="float" office:value="3.01295" calcext:value-type="float">
            <text:p>3.01295</text:p>
          </table:table-cell>
          <table:table-cell office:value-type="float" office:value="26.5421" calcext:value-type="float">
            <text:p>26.5421</text:p>
          </table:table-cell>
          <table:table-cell office:value-type="float" office:value="0.00402911" calcext:value-type="float">
            <text:p>0.00402911</text:p>
          </table:table-cell>
          <table:table-cell office:value-type="float" office:value="-50.9109" calcext:value-type="float">
            <text:p>-50.9109</text:p>
          </table:table-cell>
          <table:table-cell office:value-type="float" office:value="0.899608" calcext:value-type="float">
            <text:p>0.899608</text:p>
          </table:table-cell>
          <table:table-cell office:value-type="float" office:value="-161.534" calcext:value-type="float">
            <text:p>-161.534</text:p>
          </table:table-cell>
          <table:table-cell table:formula="of:=[.B16]*COS(RADIANS([.C16]))" office:value-type="float" office:value="-0.944055806922631" calcext:value-type="float">
            <text:p>-0.944056</text:p>
          </table:table-cell>
          <table:table-cell table:formula="of:=[.B16]*SIN(RADIANS([.C16]))" office:value-type="float" office:value="-0.109448056431628" calcext:value-type="float">
            <text:p>-0.109448</text:p>
          </table:table-cell>
          <table:table-cell table:formula="of:=[.H16]*COS(RADIANS([.I16]))" office:value-type="float" office:value="-0.853288785920575" calcext:value-type="float">
            <text:p>-0.853289</text:p>
          </table:table-cell>
          <table:table-cell table:formula="of:=[.H16]*SIN(RADIANS([.I16]))" office:value-type="float" office:value="-0.284943505779991" calcext:value-type="float">
            <text:p>-0.284944</text:p>
          </table:table-cell>
          <table:table-cell table:formula="of:=[.$B$1]*(1-[.J16]^2-[.K16]^2)/((1-[.J16])^2+[.K16]^2)" office:value-type="float" office:value="1.27632926893357" calcext:value-type="float">
            <text:p>1.28</text:p>
          </table:table-cell>
          <table:table-cell table:formula="of:=[.$B$1]*(2*[.K16])/((1-[.J16])^2+[.K16]^2)" office:value-type="float" office:value="-2.88679705564457" calcext:value-type="float">
            <text:p>-2.89</text:p>
          </table:table-cell>
          <table:table-cell table:formula="of:=((2*PI()*[.$A16])^(-2)*(([.$B$1]*[.N16])^(-1)-([.$B$1])^(-2)))^(1/2)" office:value-type="float" office:value="0.0000000000418447429985127" calcext:value-type="float">
            <text:p>41.8E-12</text:p>
          </table:table-cell>
          <table:table-cell table:formula="of:=(2*PI()*[.$A16])^(-1)*([.O16]+(2*PI()*[.$A16]*[.P16])/(([.$B$1])^(-2)+(2*PI()*[.$A16]*[.P16])^2))" office:value-type="float" office:value="0.00000000169283453091735" calcext:value-type="float">
            <text:p>1.7E-09</text:p>
          </table:table-cell>
          <table:table-cell table:formula="of:=[.$B$1]*(1-[.L16]^2-[.M16]^2)/((1-[.L16])^2+[.M16]^2)" office:value-type="float" office:value="2.71206459632829" calcext:value-type="float">
            <text:p>2.71</text:p>
          </table:table-cell>
          <table:table-cell table:formula="of:=[.$B$1]*(2*[.M16])/((1-[.L16])^2+[.M16]^2)" office:value-type="float" office:value="-8.10449002718069" calcext:value-type="float">
            <text:p>-8.10</text:p>
          </table:table-cell>
          <table:table-cell table:formula="of:=((2*PI()*[.$A16])^(-2)*(([.$B$1]*[.R16])^(-1)-([.$B$1])^(-2)))^(1/2)" office:value-type="float" office:value="0.0000000000282798714647323" calcext:value-type="float">
            <text:p>28.3E-12</text:p>
          </table:table-cell>
          <table:table-cell table:formula="of:=(2*PI()*[.$A16])^(-1)*([.S16]+(2*PI()*[.$A16]*[.T16])/(([.$B$1])^(-2)+(2*PI()*[.$A16]*[.T16])^2))" office:value-type="float" office:value="0.00000000109043840076229" calcext:value-type="float">
            <text:p>1.1E-09</text:p>
          </table:table-cell>
        </table:table-row>
        <table:table-row table:style-name="ro3">
          <table:table-cell office:value-type="float" office:value="475000000" calcext:value-type="float">
            <text:p>475E+06</text:p>
          </table:table-cell>
          <table:table-cell office:value-type="float" office:value="0.950679" calcext:value-type="float">
            <text:p>0.950679</text:p>
          </table:table-cell>
          <table:table-cell office:value-type="float" office:value="-173.556" calcext:value-type="float">
            <text:p>-173.556</text:p>
          </table:table-cell>
          <table:table-cell office:value-type="float" office:value="2.96472" calcext:value-type="float">
            <text:p>2.96472</text:p>
          </table:table-cell>
          <table:table-cell office:value-type="float" office:value="26.1829" calcext:value-type="float">
            <text:p>26.1829</text:p>
          </table:table-cell>
          <table:table-cell office:value-type="float" office:value="0.00396967" calcext:value-type="float">
            <text:p>0.00396967</text:p>
          </table:table-cell>
          <table:table-cell office:value-type="float" office:value="-51.0971" calcext:value-type="float">
            <text:p>-51.0971</text:p>
          </table:table-cell>
          <table:table-cell office:value-type="float" office:value="0.901096" calcext:value-type="float">
            <text:p>0.901096</text:p>
          </table:table-cell>
          <table:table-cell office:value-type="float" office:value="-161.752" calcext:value-type="float">
            <text:p>-161.752</text:p>
          </table:table-cell>
          <table:table-cell table:formula="of:=[.B17]*COS(RADIANS([.C17]))" office:value-type="float" office:value="-0.944672633029543" calcext:value-type="float">
            <text:p>-0.944673</text:p>
          </table:table-cell>
          <table:table-cell table:formula="of:=[.B17]*SIN(RADIANS([.C17]))" office:value-type="float" office:value="-0.106696660894473" calcext:value-type="float">
            <text:p>-0.106697</text:p>
          </table:table-cell>
          <table:table-cell table:formula="of:=[.H17]*COS(RADIANS([.I17]))" office:value-type="float" office:value="-0.855779933614679" calcext:value-type="float">
            <text:p>-0.855780</text:p>
          </table:table-cell>
          <table:table-cell table:formula="of:=[.H17]*SIN(RADIANS([.I17]))" office:value-type="float" office:value="-0.282160781184161" calcext:value-type="float">
            <text:p>-0.282161</text:p>
          </table:table-cell>
          <table:table-cell table:formula="of:=[.$B$1]*(1-[.J17]^2-[.K17]^2)/((1-[.J17])^2+[.K17]^2)" office:value-type="float" office:value="1.26820450603998" calcext:value-type="float">
            <text:p>1.27</text:p>
          </table:table-cell>
          <table:table-cell table:formula="of:=[.$B$1]*(2*[.K17])/((1-[.J17])^2+[.K17]^2)" office:value-type="float" office:value="-2.81288795756212" calcext:value-type="float">
            <text:p>-2.81</text:p>
          </table:table-cell>
          <table:table-cell table:formula="of:=((2*PI()*[.$A17])^(-2)*(([.$B$1]*[.N17])^(-1)-([.$B$1])^(-2)))^(1/2)" office:value-type="float" office:value="0.0000000000415401517012452" calcext:value-type="float">
            <text:p>41.5E-12</text:p>
          </table:table-cell>
          <table:table-cell table:formula="of:=(2*PI()*[.$A17])^(-1)*([.O17]+(2*PI()*[.$A17]*[.P17])/(([.$B$1])^(-2)+(2*PI()*[.$A17]*[.P17])^2))" office:value-type="float" office:value="0.00000000169157559359269" calcext:value-type="float">
            <text:p>1.7E-09</text:p>
          </table:table-cell>
          <table:table-cell table:formula="of:=[.$B$1]*(1-[.L17]^2-[.M17]^2)/((1-[.L17])^2+[.M17]^2)" office:value-type="float" office:value="2.66814518895146" calcext:value-type="float">
            <text:p>2.67</text:p>
          </table:table-cell>
          <table:table-cell table:formula="of:=[.$B$1]*(2*[.M17])/((1-[.L17])^2+[.M17]^2)" office:value-type="float" office:value="-8.00789184151236" calcext:value-type="float">
            <text:p>-8.01</text:p>
          </table:table-cell>
          <table:table-cell table:formula="of:=((2*PI()*[.$A17])^(-2)*(([.$B$1]*[.R17])^(-1)-([.$B$1])^(-2)))^(1/2)" office:value-type="float" office:value="0.0000000000282246490377366" calcext:value-type="float">
            <text:p>28.2E-12</text:p>
          </table:table-cell>
          <table:table-cell table:formula="of:=(2*PI()*[.$A17])^(-1)*([.S17]+(2*PI()*[.$A17]*[.T17])/(([.$B$1])^(-2)+(2*PI()*[.$A17]*[.T17])^2))" office:value-type="float" office:value="0.00000000108222450789517" calcext:value-type="float">
            <text:p>1.1E-09</text:p>
          </table:table-cell>
        </table:table-row>
        <table:table-row table:style-name="ro3">
          <table:table-cell office:value-type="float" office:value="480000000" calcext:value-type="float">
            <text:p>480E+06</text:p>
          </table:table-cell>
          <table:table-cell office:value-type="float" office:value="0.95117" calcext:value-type="float">
            <text:p>0.95117</text:p>
          </table:table-cell>
          <table:table-cell office:value-type="float" office:value="-173.72" calcext:value-type="float">
            <text:p>-173.72</text:p>
          </table:table-cell>
          <table:table-cell office:value-type="float" office:value="2.91733" calcext:value-type="float">
            <text:p>2.91733</text:p>
          </table:table-cell>
          <table:table-cell office:value-type="float" office:value="25.8406" calcext:value-type="float">
            <text:p>25.8406</text:p>
          </table:table-cell>
          <table:table-cell office:value-type="float" office:value="0.00389179" calcext:value-type="float">
            <text:p>0.00389179</text:p>
          </table:table-cell>
          <table:table-cell office:value-type="float" office:value="-51.2374" calcext:value-type="float">
            <text:p>-51.2374</text:p>
          </table:table-cell>
          <table:table-cell office:value-type="float" office:value="0.902513" calcext:value-type="float">
            <text:p>0.902513</text:p>
          </table:table-cell>
          <table:table-cell office:value-type="float" office:value="-161.964" calcext:value-type="float">
            <text:p>-161.964</text:p>
          </table:table-cell>
          <table:table-cell table:formula="of:=[.B18]*COS(RADIANS([.C18]))" office:value-type="float" office:value="-0.945462218492782" calcext:value-type="float">
            <text:p>-0.945462</text:p>
          </table:table-cell>
          <table:table-cell table:formula="of:=[.B18]*SIN(RADIANS([.C18]))" office:value-type="float" office:value="-0.104045962452696" calcext:value-type="float">
            <text:p>-0.104046</text:p>
          </table:table-cell>
          <table:table-cell table:formula="of:=[.H18]*COS(RADIANS([.I18]))" office:value-type="float" office:value="-0.858165467352587" calcext:value-type="float">
            <text:p>-0.858165</text:p>
          </table:table-cell>
          <table:table-cell table:formula="of:=[.H18]*SIN(RADIANS([.I18]))" office:value-type="float" office:value="-0.279431111031888" calcext:value-type="float">
            <text:p>-0.279431</text:p>
          </table:table-cell>
          <table:table-cell table:formula="of:=[.$B$1]*(1-[.J18]^2-[.K18]^2)/((1-[.J18])^2+[.K18]^2)" office:value-type="float" office:value="1.25506383720571" calcext:value-type="float">
            <text:p>1.26</text:p>
          </table:table-cell>
          <table:table-cell table:formula="of:=[.$B$1]*(2*[.K18])/((1-[.J18])^2+[.K18]^2)" office:value-type="float" office:value="-2.74119044658087" calcext:value-type="float">
            <text:p>-2.74</text:p>
          </table:table-cell>
          <table:table-cell table:formula="of:=((2*PI()*[.$A18])^(-2)*(([.$B$1]*[.N18])^(-1)-([.$B$1])^(-2)))^(1/2)" office:value-type="float" office:value="0.0000000000413276522804446" calcext:value-type="float">
            <text:p>41.3E-12</text:p>
          </table:table-cell>
          <table:table-cell table:formula="of:=(2*PI()*[.$A18])^(-1)*([.O18]+(2*PI()*[.$A18]*[.P18])/(([.$B$1])^(-2)+(2*PI()*[.$A18]*[.P18])^2))" office:value-type="float" office:value="0.00000000168453790616985" calcext:value-type="float">
            <text:p>1.7E-09</text:p>
          </table:table-cell>
          <table:table-cell table:formula="of:=[.$B$1]*(1-[.L18]^2-[.M18]^2)/((1-[.L18])^2+[.M18]^2)" office:value-type="float" office:value="2.62641751151535" calcext:value-type="float">
            <text:p>2.63</text:p>
          </table:table-cell>
          <table:table-cell table:formula="of:=[.$B$1]*(2*[.M18])/((1-[.L18])^2+[.M18]^2)" office:value-type="float" office:value="-7.91396599131845" calcext:value-type="float">
            <text:p>-7.91</text:p>
          </table:table-cell>
          <table:table-cell table:formula="of:=((2*PI()*[.$A18])^(-2)*(([.$B$1]*[.R18])^(-1)-([.$B$1])^(-2)))^(1/2)" office:value-type="float" office:value="0.0000000000281640509532703" calcext:value-type="float">
            <text:p>28.2E-12</text:p>
          </table:table-cell>
          <table:table-cell table:formula="of:=(2*PI()*[.$A18])^(-1)*([.S18]+(2*PI()*[.$A18]*[.T18])/(([.$B$1])^(-2)+(2*PI()*[.$A18]*[.T18])^2))" office:value-type="float" office:value="0.00000000107447198307007" calcext:value-type="float">
            <text:p>1.1E-09</text:p>
          </table:table-cell>
        </table:table-row>
        <table:table-row table:style-name="ro3">
          <table:table-cell office:value-type="float" office:value="485000000" calcext:value-type="float">
            <text:p>485E+06</text:p>
          </table:table-cell>
          <table:table-cell office:value-type="float" office:value="0.951438" calcext:value-type="float">
            <text:p>0.951438</text:p>
          </table:table-cell>
          <table:table-cell office:value-type="float" office:value="-173.865" calcext:value-type="float">
            <text:p>-173.865</text:p>
          </table:table-cell>
          <table:table-cell office:value-type="float" office:value="2.87035" calcext:value-type="float">
            <text:p>2.87035</text:p>
          </table:table-cell>
          <table:table-cell office:value-type="float" office:value="25.507" calcext:value-type="float">
            <text:p>25.507</text:p>
          </table:table-cell>
          <table:table-cell office:value-type="float" office:value="0.0038302" calcext:value-type="float">
            <text:p>0.0038302</text:p>
          </table:table-cell>
          <table:table-cell office:value-type="float" office:value="-51.245" calcext:value-type="float">
            <text:p>-51.245</text:p>
          </table:table-cell>
          <table:table-cell office:value-type="float" office:value="0.903959" calcext:value-type="float">
            <text:p>0.903959</text:p>
          </table:table-cell>
          <table:table-cell office:value-type="float" office:value="-162.165" calcext:value-type="float">
            <text:p>-162.165</text:p>
          </table:table-cell>
          <table:table-cell table:formula="of:=[.B19]*COS(RADIANS([.C19]))" office:value-type="float" office:value="-0.945988967660789" calcext:value-type="float">
            <text:p>-0.945989</text:p>
          </table:table-cell>
          <table:table-cell table:formula="of:=[.B19]*SIN(RADIANS([.C19]))" office:value-type="float" office:value="-0.101681566215686" calcext:value-type="float">
            <text:p>-0.101682</text:p>
          </table:table-cell>
          <table:table-cell table:formula="of:=[.H19]*COS(RADIANS([.I19]))" office:value-type="float" office:value="-0.860516969089077" calcext:value-type="float">
            <text:p>-0.860517</text:p>
          </table:table-cell>
          <table:table-cell table:formula="of:=[.H19]*SIN(RADIANS([.I19]))" office:value-type="float" office:value="-0.276861733706102" calcext:value-type="float">
            <text:p>-0.276862</text:p>
          </table:table-cell>
          <table:table-cell table:formula="of:=[.$B$1]*(1-[.J19]^2-[.K19]^2)/((1-[.J19])^2+[.K19]^2)" office:value-type="float" office:value="1.2478329770061" calcext:value-type="float">
            <text:p>1.25</text:p>
          </table:table-cell>
          <table:table-cell table:formula="of:=[.$B$1]*(2*[.K19])/((1-[.J19])^2+[.K19]^2)" office:value-type="float" office:value="-2.67779520277846" calcext:value-type="float">
            <text:p>-2.68</text:p>
          </table:table-cell>
          <table:table-cell table:formula="of:=((2*PI()*[.$A19])^(-2)*(([.$B$1]*[.N19])^(-1)-([.$B$1])^(-2)))^(1/2)" office:value-type="float" office:value="0.0000000000410229721058543" calcext:value-type="float">
            <text:p>41.0E-12</text:p>
          </table:table-cell>
          <table:table-cell table:formula="of:=(2*PI()*[.$A19])^(-1)*([.O19]+(2*PI()*[.$A19]*[.P19])/(([.$B$1])^(-2)+(2*PI()*[.$A19]*[.P19])^2))" office:value-type="float" office:value="0.0000000016807602660739" calcext:value-type="float">
            <text:p>1.7E-09</text:p>
          </table:table-cell>
          <table:table-cell table:formula="of:=[.$B$1]*(1-[.L19]^2-[.M19]^2)/((1-[.L19])^2+[.M19]^2)" office:value-type="float" office:value="2.58407348931194" calcext:value-type="float">
            <text:p>2.58</text:p>
          </table:table-cell>
          <table:table-cell table:formula="of:=[.$B$1]*(2*[.M19])/((1-[.L19])^2+[.M19]^2)" office:value-type="float" office:value="-7.82498520220858" calcext:value-type="float">
            <text:p>-7.82</text:p>
          </table:table-cell>
          <table:table-cell table:formula="of:=((2*PI()*[.$A19])^(-2)*(([.$B$1]*[.R19])^(-1)-([.$B$1])^(-2)))^(1/2)" office:value-type="float" office:value="0.0000000000281137047132841" calcext:value-type="float">
            <text:p>28.1E-12</text:p>
          </table:table-cell>
          <table:table-cell table:formula="of:=(2*PI()*[.$A19])^(-1)*([.S19]+(2*PI()*[.$A19]*[.T19])/(([.$B$1])^(-2)+(2*PI()*[.$A19]*[.T19])^2))" office:value-type="float" office:value="0.00000000106458967436939" calcext:value-type="float">
            <text:p>1.1E-09</text:p>
          </table:table-cell>
        </table:table-row>
        <table:table-row table:style-name="ro3">
          <table:table-cell office:value-type="float" office:value="490000000" calcext:value-type="float">
            <text:p>490E+06</text:p>
          </table:table-cell>
          <table:table-cell office:value-type="float" office:value="0.951681" calcext:value-type="float">
            <text:p>0.951681</text:p>
          </table:table-cell>
          <table:table-cell office:value-type="float" office:value="-173.998" calcext:value-type="float">
            <text:p>-173.998</text:p>
          </table:table-cell>
          <table:table-cell office:value-type="float" office:value="2.82404" calcext:value-type="float">
            <text:p>2.82404</text:p>
          </table:table-cell>
          <table:table-cell office:value-type="float" office:value="25.197" calcext:value-type="float">
            <text:p>25.197</text:p>
          </table:table-cell>
          <table:table-cell office:value-type="float" office:value="0.00376389" calcext:value-type="float">
            <text:p>0.00376389</text:p>
          </table:table-cell>
          <table:table-cell office:value-type="float" office:value="-51.209" calcext:value-type="float">
            <text:p>-51.209</text:p>
          </table:table-cell>
          <table:table-cell office:value-type="float" office:value="0.905272" calcext:value-type="float">
            <text:p>0.905272</text:p>
          </table:table-cell>
          <table:table-cell office:value-type="float" office:value="-162.369" calcext:value-type="float">
            <text:p>-162.369</text:p>
          </table:table-cell>
          <table:table-cell table:formula="of:=[.B20]*COS(RADIANS([.C20]))" office:value-type="float" office:value="-0.946464118900728" calcext:value-type="float">
            <text:p>-0.946464</text:p>
          </table:table-cell>
          <table:table-cell table:formula="of:=[.B20]*SIN(RADIANS([.C20]))" office:value-type="float" office:value="-0.0995107903418962" calcext:value-type="float">
            <text:p>-0.099511</text:p>
          </table:table-cell>
          <table:table-cell table:formula="of:=[.H20]*COS(RADIANS([.I20]))" office:value-type="float" office:value="-0.86274859536328" calcext:value-type="float">
            <text:p>-0.862749</text:p>
          </table:table-cell>
          <table:table-cell table:formula="of:=[.H20]*SIN(RADIANS([.I20]))" office:value-type="float" office:value="-0.274193827761834" calcext:value-type="float">
            <text:p>-0.274194</text:p>
          </table:table-cell>
          <table:table-cell table:formula="of:=[.$B$1]*(1-[.J20]^2-[.K20]^2)/((1-[.J20])^2+[.K20]^2)" office:value-type="float" office:value="1.24128171566797" calcext:value-type="float">
            <text:p>1.24</text:p>
          </table:table-cell>
          <table:table-cell table:formula="of:=[.$B$1]*(2*[.K20])/((1-[.J20])^2+[.K20]^2)" office:value-type="float" office:value="-2.61965293484967" calcext:value-type="float">
            <text:p>-2.62</text:p>
          </table:table-cell>
          <table:table-cell table:formula="of:=((2*PI()*[.$A20])^(-2)*(([.$B$1]*[.N20])^(-1)-([.$B$1])^(-2)))^(1/2)" office:value-type="float" office:value="0.0000000000407141159000113" calcext:value-type="float">
            <text:p>40.7E-12</text:p>
          </table:table-cell>
          <table:table-cell table:formula="of:=(2*PI()*[.$A20])^(-1)*([.O20]+(2*PI()*[.$A20]*[.P20])/(([.$B$1])^(-2)+(2*PI()*[.$A20]*[.P20])^2))" office:value-type="float" office:value="0.00000000167600537412677" calcext:value-type="float">
            <text:p>1.7E-09</text:p>
          </table:table-cell>
          <table:table-cell table:formula="of:=[.$B$1]*(1-[.L20]^2-[.M20]^2)/((1-[.L20])^2+[.M20]^2)" office:value-type="float" office:value="2.54558340598105" calcext:value-type="float">
            <text:p>2.55</text:p>
          </table:table-cell>
          <table:table-cell table:formula="of:=[.$B$1]*(2*[.M20])/((1-[.L20])^2+[.M20]^2)" office:value-type="float" office:value="-7.73463186708501" calcext:value-type="float">
            <text:p>-7.73</text:p>
          </table:table-cell>
          <table:table-cell table:formula="of:=((2*PI()*[.$A20])^(-2)*(([.$B$1]*[.R20])^(-1)-([.$B$1])^(-2)))^(1/2)" office:value-type="float" office:value="0.000000000028047793475505" calcext:value-type="float">
            <text:p>28.0E-12</text:p>
          </table:table-cell>
          <table:table-cell table:formula="of:=(2*PI()*[.$A20])^(-1)*([.S20]+(2*PI()*[.$A20]*[.T20])/(([.$B$1])^(-2)+(2*PI()*[.$A20]*[.T20])^2))" office:value-type="float" office:value="0.00000000105764499525558" calcext:value-type="float">
            <text:p>1.1E-09</text:p>
          </table:table-cell>
        </table:table-row>
        <table:table-row table:style-name="ro3">
          <table:table-cell office:value-type="float" office:value="495000000" calcext:value-type="float">
            <text:p>495E+06</text:p>
          </table:table-cell>
          <table:table-cell office:value-type="float" office:value="0.951982" calcext:value-type="float">
            <text:p>0.951982</text:p>
          </table:table-cell>
          <table:table-cell office:value-type="float" office:value="-174.115" calcext:value-type="float">
            <text:p>-174.115</text:p>
          </table:table-cell>
          <table:table-cell office:value-type="float" office:value="2.77838" calcext:value-type="float">
            <text:p>2.77838</text:p>
          </table:table-cell>
          <table:table-cell office:value-type="float" office:value="24.9077" calcext:value-type="float">
            <text:p>24.9077</text:p>
          </table:table-cell>
          <table:table-cell office:value-type="float" office:value="0.00369898" calcext:value-type="float">
            <text:p>0.00369898</text:p>
          </table:table-cell>
          <table:table-cell office:value-type="float" office:value="-51.4203" calcext:value-type="float">
            <text:p>-51.4203</text:p>
          </table:table-cell>
          <table:table-cell office:value-type="float" office:value="0.906786" calcext:value-type="float">
            <text:p>0.906786</text:p>
          </table:table-cell>
          <table:table-cell office:value-type="float" office:value="-162.566" calcext:value-type="float">
            <text:p>-162.566</text:p>
          </table:table-cell>
          <table:table-cell table:formula="of:=[.B21]*COS(RADIANS([.C21]))" office:value-type="float" office:value="-0.946964763603144" calcext:value-type="float">
            <text:p>-0.946965</text:p>
          </table:table-cell>
          <table:table-cell table:formula="of:=[.B21]*SIN(RADIANS([.C21]))" office:value-type="float" office:value="-0.0976087333082486" calcext:value-type="float">
            <text:p>-0.097609</text:p>
          </table:table-cell>
          <table:table-cell table:formula="of:=[.H21]*COS(RADIANS([.I21]))" office:value-type="float" office:value="-0.865130705046521" calcext:value-type="float">
            <text:p>-0.865131</text:p>
          </table:table-cell>
          <table:table-cell table:formula="of:=[.H21]*SIN(RADIANS([.I21]))" office:value-type="float" office:value="-0.271679430545834" calcext:value-type="float">
            <text:p>-0.271679</text:p>
          </table:table-cell>
          <table:table-cell table:formula="of:=[.$B$1]*(1-[.J21]^2-[.K21]^2)/((1-[.J21])^2+[.K21]^2)" office:value-type="float" office:value="1.23322838321698" calcext:value-type="float">
            <text:p>1.23</text:p>
          </table:table-cell>
          <table:table-cell table:formula="of:=[.$B$1]*(2*[.K21])/((1-[.J21])^2+[.K21]^2)" office:value-type="float" office:value="-2.5685161946759" calcext:value-type="float">
            <text:p>-2.57</text:p>
          </table:table-cell>
          <table:table-cell table:formula="of:=((2*PI()*[.$A21])^(-2)*(([.$B$1]*[.N21])^(-1)-([.$B$1])^(-2)))^(1/2)" office:value-type="float" office:value="0.0000000000404375817114183" calcext:value-type="float">
            <text:p>40.4E-12</text:p>
          </table:table-cell>
          <table:table-cell table:formula="of:=(2*PI()*[.$A21])^(-1)*([.O21]+(2*PI()*[.$A21]*[.P21])/(([.$B$1])^(-2)+(2*PI()*[.$A21]*[.P21])^2))" office:value-type="float" office:value="0.00000000166759615294218" calcext:value-type="float">
            <text:p>1.7E-09</text:p>
          </table:table-cell>
          <table:table-cell table:formula="of:=[.$B$1]*(1-[.L21]^2-[.M21]^2)/((1-[.L21])^2+[.M21]^2)" office:value-type="float" office:value="2.50159094301567" calcext:value-type="float">
            <text:p>2.50</text:p>
          </table:table-cell>
          <table:table-cell table:formula="of:=[.$B$1]*(2*[.M21])/((1-[.L21])^2+[.M21]^2)" office:value-type="float" office:value="-7.64750818350451" calcext:value-type="float">
            <text:p>-7.65</text:p>
          </table:table-cell>
          <table:table-cell table:formula="of:=((2*PI()*[.$A21])^(-2)*(([.$B$1]*[.R21])^(-1)-([.$B$1])^(-2)))^(1/2)" office:value-type="float" office:value="0.0000000000280205278396044" calcext:value-type="float">
            <text:p>28.0E-12</text:p>
          </table:table-cell>
          <table:table-cell table:formula="of:=(2*PI()*[.$A21])^(-1)*([.S21]+(2*PI()*[.$A21]*[.T21])/(([.$B$1])^(-2)+(2*PI()*[.$A21]*[.T21])^2))" office:value-type="float" office:value="0.00000000104592881241584" calcext:value-type="float">
            <text:p>1.0E-09</text:p>
          </table:table-cell>
        </table:table-row>
        <table:table-row table:style-name="ro3">
          <table:table-cell office:value-type="float" office:value="500000000" calcext:value-type="float">
            <text:p>500E+06</text:p>
          </table:table-cell>
          <table:table-cell office:value-type="float" office:value="0.952448" calcext:value-type="float">
            <text:p>0.952448</text:p>
          </table:table-cell>
          <table:table-cell office:value-type="float" office:value="-174.187" calcext:value-type="float">
            <text:p>-174.187</text:p>
          </table:table-cell>
          <table:table-cell office:value-type="float" office:value="2.73416" calcext:value-type="float">
            <text:p>2.73416</text:p>
          </table:table-cell>
          <table:table-cell office:value-type="float" office:value="24.6671" calcext:value-type="float">
            <text:p>24.6671</text:p>
          </table:table-cell>
          <table:table-cell office:value-type="float" office:value="0.00363277" calcext:value-type="float">
            <text:p>0.00363277</text:p>
          </table:table-cell>
          <table:table-cell office:value-type="float" office:value="-51.3479" calcext:value-type="float">
            <text:p>-51.3479</text:p>
          </table:table-cell>
          <table:table-cell office:value-type="float" office:value="0.907947" calcext:value-type="float">
            <text:p>0.907947</text:p>
          </table:table-cell>
          <table:table-cell office:value-type="float" office:value="-162.789" calcext:value-type="float">
            <text:p>-162.789</text:p>
          </table:table-cell>
          <table:table-cell table:formula="of:=[.B22]*COS(RADIANS([.C22]))" office:value-type="float" office:value="-0.947550278342839" calcext:value-type="float">
            <text:p>-0.947550</text:p>
          </table:table-cell>
          <table:table-cell table:formula="of:=[.B22]*SIN(RADIANS([.C22]))" office:value-type="float" office:value="-0.0964658629589143" calcext:value-type="float">
            <text:p>-0.096466</text:p>
          </table:table-cell>
          <table:table-cell table:formula="of:=[.H22]*COS(RADIANS([.I22]))" office:value-type="float" office:value="-0.867290561220536" calcext:value-type="float">
            <text:p>-0.867291</text:p>
          </table:table-cell>
          <table:table-cell table:formula="of:=[.H22]*SIN(RADIANS([.I22]))" office:value-type="float" office:value="-0.268653749697947" calcext:value-type="float">
            <text:p>-0.268654</text:p>
          </table:table-cell>
          <table:table-cell table:formula="of:=[.$B$1]*(1-[.J22]^2-[.K22]^2)/((1-[.J22])^2+[.K22]^2)" office:value-type="float" office:value="1.22089050000494" calcext:value-type="float">
            <text:p>1.22</text:p>
          </table:table-cell>
          <table:table-cell table:formula="of:=[.$B$1]*(2*[.K22])/((1-[.J22])^2+[.K22]^2)" office:value-type="float" office:value="-2.53706795585856" calcext:value-type="float">
            <text:p>-2.54</text:p>
          </table:table-cell>
          <table:table-cell table:formula="of:=((2*PI()*[.$A22])^(-2)*(([.$B$1]*[.N22])^(-1)-([.$B$1])^(-2)))^(1/2)" office:value-type="float" office:value="0.000000000040240067411982" calcext:value-type="float">
            <text:p>40.2E-12</text:p>
          </table:table-cell>
          <table:table-cell table:formula="of:=(2*PI()*[.$A22])^(-1)*([.O22]+(2*PI()*[.$A22]*[.P22])/(([.$B$1])^(-2)+(2*PI()*[.$A22]*[.P22])^2))" office:value-type="float" office:value="0.00000000164886198887247" calcext:value-type="float">
            <text:p>1.6E-09</text:p>
          </table:table-cell>
          <table:table-cell table:formula="of:=[.$B$1]*(1-[.L22]^2-[.M22]^2)/((1-[.L22])^2+[.M22]^2)" office:value-type="float" office:value="2.46747356099573" calcext:value-type="float">
            <text:p>2.47</text:p>
          </table:table-cell>
          <table:table-cell table:formula="of:=[.$B$1]*(2*[.M22])/((1-[.L22])^2+[.M22]^2)" office:value-type="float" office:value="-7.54868246114089" calcext:value-type="float">
            <text:p>-7.55</text:p>
          </table:table-cell>
          <table:table-cell table:formula="of:=((2*PI()*[.$A22])^(-2)*(([.$B$1]*[.R22])^(-1)-([.$B$1])^(-2)))^(1/2)" office:value-type="float" office:value="0.000000000027941474351816" calcext:value-type="float">
            <text:p>27.9E-12</text:p>
          </table:table-cell>
          <table:table-cell table:formula="of:=(2*PI()*[.$A22])^(-1)*([.S22]+(2*PI()*[.$A22]*[.T22])/(([.$B$1])^(-2)+(2*PI()*[.$A22]*[.T22])^2))" office:value-type="float" office:value="0.00000000104442220587399" calcext:value-type="float">
            <text:p>1.0E-09</text:p>
          </table:table-cell>
        </table:table-row>
        <table:table-row table:style-name="ro3">
          <table:table-cell table:style-name="ce4" office:value-type="float" office:value="860000000" calcext:value-type="float">
            <text:p>8.60E+08</text:p>
          </table:table-cell>
          <table:table-cell office:value-type="float" office:value="0.980399" calcext:value-type="float">
            <text:p>0.980399</text:p>
          </table:table-cell>
          <table:table-cell office:value-type="float" office:value="-178.143" calcext:value-type="float">
            <text:p>-178.143</text:p>
          </table:table-cell>
          <table:table-cell office:value-type="float" office:value="0.908654" calcext:value-type="float">
            <text:p>0.908654</text:p>
          </table:table-cell>
          <table:table-cell office:value-type="float" office:value="9.17162" calcext:value-type="float">
            <text:p>9.17162</text:p>
          </table:table-cell>
          <table:table-cell office:value-type="float" office:value="0.000543799" calcext:value-type="float">
            <text:p>0.000543799</text:p>
          </table:table-cell>
          <table:table-cell office:value-type="float" office:value="-30.1814" calcext:value-type="float">
            <text:p>-30.1814</text:p>
          </table:table-cell>
          <table:table-cell office:value-type="float" office:value="0.966117" calcext:value-type="float">
            <text:p>0.966117</text:p>
          </table:table-cell>
          <table:table-cell office:value-type="float" office:value="-173.429" calcext:value-type="float">
            <text:p>-173.429</text:p>
          </table:table-cell>
          <table:table-cell table:formula="of:=[.B23]*COS(RADIANS([.C23]))" office:value-type="float" office:value="-0.979884111266512" calcext:value-type="float">
            <text:p>-0.979884</text:p>
          </table:table-cell>
          <table:table-cell table:formula="of:=[.B23]*SIN(RADIANS([.C23]))" office:value-type="float" office:value="-0.0317699179797007" calcext:value-type="float">
            <text:p>-0.031770</text:p>
          </table:table-cell>
          <table:table-cell table:formula="of:=[.H23]*COS(RADIANS([.I23]))" office:value-type="float" office:value="-0.959770397028555" calcext:value-type="float">
            <text:p>-0.959770</text:p>
          </table:table-cell>
          <table:table-cell table:formula="of:=[.H23]*SIN(RADIANS([.I23]))" office:value-type="float" office:value="-0.110556965753631" calcext:value-type="float">
            <text:p>-0.110557</text:p>
          </table:table-cell>
          <table:table-cell table:formula="of:=[.$B$1]*(1-[.J23]^2-[.K23]^2)/((1-[.J23])^2+[.K23]^2)" office:value-type="float" office:value="0.49500499399114" calcext:value-type="float">
            <text:p>0.50</text:p>
          </table:table-cell>
          <table:table-cell table:formula="of:=[.$B$1]*(2*[.K23])/((1-[.J23])^2+[.K23]^2)" office:value-type="float" office:value="-0.810260639961128" calcext:value-type="float">
            <text:p>-0.81</text:p>
          </table:table-cell>
          <table:table-cell table:formula="of:=((2*PI()*[.$A23])^(-2)*(([.$B$1]*[.N23])^(-1)-([.$B$1])^(-2)))^(1/2)" office:value-type="float" office:value="0.0000000000370144581646565" calcext:value-type="float">
            <text:p>37.0E-12</text:p>
          </table:table-cell>
          <table:table-cell table:formula="of:=(2*PI()*[.$A23])^(-1)*([.O23]+(2*PI()*[.$A23]*[.P23])/(([.$B$1])^(-2)+(2*PI()*[.$A23]*[.P23])^2))" office:value-type="float" office:value="0.000000000766167098298571" calcext:value-type="float">
            <text:p>766.2E-12</text:p>
          </table:table-cell>
          <table:table-cell table:formula="of:=[.$B$1]*(1-[.L23]^2-[.M23]^2)/((1-[.L23])^2+[.M23]^2)" office:value-type="float" office:value="0.864511759959184" calcext:value-type="float">
            <text:p>0.86</text:p>
          </table:table-cell>
          <table:table-cell table:formula="of:=[.$B$1]*(2*[.M23])/((1-[.L23])^2+[.M23]^2)" office:value-type="float" office:value="-2.86943107888931" calcext:value-type="float">
            <text:p>-2.87</text:p>
          </table:table-cell>
          <table:table-cell table:formula="of:=((2*PI()*[.$A23])^(-2)*(([.$B$1]*[.R23])^(-1)-([.$B$1])^(-2)))^(1/2)" office:value-type="float" office:value="0.0000000000279038328211607" calcext:value-type="float">
            <text:p>27.9E-12</text:p>
          </table:table-cell>
          <table:table-cell table:formula="of:=(2*PI()*[.$A23])^(-1)*([.S23]+(2*PI()*[.$A23]*[.T23])/(([.$B$1])^(-2)+(2*PI()*[.$A23]*[.T23])^2))" office:value-type="float" office:value="0.000000000675131511246374" calcext:value-type="float">
            <text:p>675.1E-12</text:p>
          </table:table-cell>
        </table:table-row>
        <table:table-row table:style-name="ro3">
          <table:table-cell table:style-name="ce4" office:value-type="float" office:value="865000000" calcext:value-type="float">
            <text:p>8.65E+08</text:p>
          </table:table-cell>
          <table:table-cell office:value-type="float" office:value="0.977261" calcext:value-type="float">
            <text:p>0.977261</text:p>
          </table:table-cell>
          <table:table-cell office:value-type="float" office:value="-178.389" calcext:value-type="float">
            <text:p>-178.389</text:p>
          </table:table-cell>
          <table:table-cell office:value-type="float" office:value="0.892102" calcext:value-type="float">
            <text:p>0.892102</text:p>
          </table:table-cell>
          <table:table-cell office:value-type="float" office:value="9.01929" calcext:value-type="float">
            <text:p>9.01929</text:p>
          </table:table-cell>
          <table:table-cell office:value-type="float" office:value="0.000519018" calcext:value-type="float">
            <text:p>0.000519018</text:p>
          </table:table-cell>
          <table:table-cell office:value-type="float" office:value="-28.2187" calcext:value-type="float">
            <text:p>-28.2187</text:p>
          </table:table-cell>
          <table:table-cell office:value-type="float" office:value="0.965969" calcext:value-type="float">
            <text:p>0.965969</text:p>
          </table:table-cell>
          <table:table-cell office:value-type="float" office:value="-173.495" calcext:value-type="float">
            <text:p>-173.495</text:p>
          </table:table-cell>
          <table:table-cell table:formula="of:=[.B24]*COS(RADIANS([.C24]))" office:value-type="float" office:value="-0.976874723955403" calcext:value-type="float">
            <text:p>-0.976875</text:p>
          </table:table-cell>
          <table:table-cell table:formula="of:=[.B24]*SIN(RADIANS([.C24]))" office:value-type="float" office:value="-0.0274742755692524" calcext:value-type="float">
            <text:p>-0.027474</text:p>
          </table:table-cell>
          <table:table-cell table:formula="of:=[.H24]*COS(RADIANS([.I24]))" office:value-type="float" office:value="-0.959750065544496" calcext:value-type="float">
            <text:p>-0.959750</text:p>
          </table:table-cell>
          <table:table-cell table:formula="of:=[.H24]*SIN(RADIANS([.I24]))" office:value-type="float" office:value="-0.109434549609961" calcext:value-type="float">
            <text:p>-0.109435</text:p>
          </table:table-cell>
          <table:table-cell table:formula="of:=[.$B$1]*(1-[.J24]^2-[.K24]^2)/((1-[.J24])^2+[.K24]^2)" office:value-type="float" office:value="0.575126254127195" calcext:value-type="float">
            <text:p>0.58</text:p>
          </table:table-cell>
          <table:table-cell table:formula="of:=[.$B$1]*(2*[.K24])/((1-[.J24])^2+[.K24]^2)" office:value-type="float" office:value="-0.702884678941836" calcext:value-type="float">
            <text:p>-0.70</text:p>
          </table:table-cell>
          <table:table-cell table:formula="of:=((2*PI()*[.$A24])^(-2)*(([.$B$1]*[.N24])^(-1)-([.$B$1])^(-2)))^(1/2)" office:value-type="float" office:value="0.00000000003411341577613" calcext:value-type="float">
            <text:p>34.1E-12</text:p>
          </table:table-cell>
          <table:table-cell table:formula="of:=(2*PI()*[.$A24])^(-1)*([.O24]+(2*PI()*[.$A24]*[.P24])/(([.$B$1])^(-2)+(2*PI()*[.$A24]*[.P24])^2))" office:value-type="float" office:value="0.000000000851649379774967" calcext:value-type="float">
            <text:p>851.6E-12</text:p>
          </table:table-cell>
          <table:table-cell table:formula="of:=[.$B$1]*(1-[.L24]^2-[.M24]^2)/((1-[.L24])^2+[.M24]^2)" office:value-type="float" office:value="0.868296167964542" calcext:value-type="float">
            <text:p>0.87</text:p>
          </table:table-cell>
          <table:table-cell table:formula="of:=[.$B$1]*(2*[.M24])/((1-[.L24])^2+[.M24]^2)" office:value-type="float" office:value="-2.84054032115602" calcext:value-type="float">
            <text:p>-2.84</text:p>
          </table:table-cell>
          <table:table-cell table:formula="of:=((2*PI()*[.$A24])^(-2)*(([.$B$1]*[.R24])^(-1)-([.$B$1])^(-2)))^(1/2)" office:value-type="float" office:value="0.0000000000276809499625037" calcext:value-type="float">
            <text:p>27.7E-12</text:p>
          </table:table-cell>
          <table:table-cell table:formula="of:=(2*PI()*[.$A24])^(-1)*([.S24]+(2*PI()*[.$A24]*[.T24])/(([.$B$1])^(-2)+(2*PI()*[.$A24]*[.T24])^2))" office:value-type="float" office:value="0.000000000679120325996861" calcext:value-type="float">
            <text:p>679.1E-12</text:p>
          </table:table-cell>
        </table:table-row>
        <table:table-row table:style-name="ro3">
          <table:table-cell table:style-name="ce4" office:value-type="float" office:value="870000000" calcext:value-type="float">
            <text:p>8.70E+08</text:p>
          </table:table-cell>
          <table:table-cell office:value-type="float" office:value="0.978282" calcext:value-type="float">
            <text:p>0.978282</text:p>
          </table:table-cell>
          <table:table-cell office:value-type="float" office:value="-178.362" calcext:value-type="float">
            <text:p>-178.362</text:p>
          </table:table-cell>
          <table:table-cell office:value-type="float" office:value="0.876842" calcext:value-type="float">
            <text:p>0.876842</text:p>
          </table:table-cell>
          <table:table-cell office:value-type="float" office:value="8.74642" calcext:value-type="float">
            <text:p>8.74642</text:p>
          </table:table-cell>
          <table:table-cell office:value-type="float" office:value="0.000492684" calcext:value-type="float">
            <text:p>0.000492684</text:p>
          </table:table-cell>
          <table:table-cell office:value-type="float" office:value="-26.3326" calcext:value-type="float">
            <text:p>-26.3326</text:p>
          </table:table-cell>
          <table:table-cell office:value-type="float" office:value="0.968511" calcext:value-type="float">
            <text:p>0.968511</text:p>
          </table:table-cell>
          <table:table-cell office:value-type="float" office:value="-173.761" calcext:value-type="float">
            <text:p>-173.761</text:p>
          </table:table-cell>
          <table:table-cell table:formula="of:=[.B25]*COS(RADIANS([.C25]))" office:value-type="float" office:value="-0.977882251338937" calcext:value-type="float">
            <text:p>-0.977882</text:p>
          </table:table-cell>
          <table:table-cell table:formula="of:=[.B25]*SIN(RADIANS([.C25]))" office:value-type="float" office:value="-0.0279637987457496" calcext:value-type="float">
            <text:p>-0.027964</text:p>
          </table:table-cell>
          <table:table-cell table:formula="of:=[.H25]*COS(RADIANS([.I25]))" office:value-type="float" office:value="-0.962774723234822" calcext:value-type="float">
            <text:p>-0.962775</text:p>
          </table:table-cell>
          <table:table-cell table:formula="of:=[.H25]*SIN(RADIANS([.I25]))" office:value-type="float" office:value="-0.105253928293019" calcext:value-type="float">
            <text:p>-0.105254</text:p>
          </table:table-cell>
          <table:table-cell table:formula="of:=[.$B$1]*(1-[.J25]^2-[.K25]^2)/((1-[.J25])^2+[.K25]^2)" office:value-type="float" office:value="0.549022778613578" calcext:value-type="float">
            <text:p>0.55</text:p>
          </table:table-cell>
          <table:table-cell table:formula="of:=[.$B$1]*(2*[.K25])/((1-[.J25])^2+[.K25]^2)" office:value-type="float" office:value="-0.714674849232587" calcext:value-type="float">
            <text:p>-0.71</text:p>
          </table:table-cell>
          <table:table-cell table:formula="of:=((2*PI()*[.$A25])^(-2)*(([.$B$1]*[.N25])^(-1)-([.$B$1])^(-2)))^(1/2)" office:value-type="float" office:value="0.0000000000347234710674376" calcext:value-type="float">
            <text:p>34.7E-12</text:p>
          </table:table-cell>
          <table:table-cell table:formula="of:=(2*PI()*[.$A25])^(-1)*([.O25]+(2*PI()*[.$A25]*[.P25])/(([.$B$1])^(-2)+(2*PI()*[.$A25]*[.P25])^2))" office:value-type="float" office:value="0.000000000822458558360028" calcext:value-type="float">
            <text:p>822.5E-12</text:p>
          </table:table-cell>
          <table:table-cell table:formula="of:=[.$B$1]*(1-[.L25]^2-[.M25]^2)/((1-[.L25])^2+[.M25]^2)" office:value-type="float" office:value="0.802192727559927" calcext:value-type="float">
            <text:p>0.80</text:p>
          </table:table-cell>
          <table:table-cell table:formula="of:=[.$B$1]*(2*[.M25])/((1-[.L25])^2+[.M25]^2)" office:value-type="float" office:value="-2.72427104709306" calcext:value-type="float">
            <text:p>-2.72</text:p>
          </table:table-cell>
          <table:table-cell table:formula="of:=((2*PI()*[.$A25])^(-2)*(([.$B$1]*[.R25])^(-1)-([.$B$1])^(-2)))^(1/2)" office:value-type="float" office:value="0.000000000028652623153832" calcext:value-type="float">
            <text:p>28.7E-12</text:p>
          </table:table-cell>
          <table:table-cell table:formula="of:=(2*PI()*[.$A25])^(-1)*([.S25]+(2*PI()*[.$A25]*[.T25])/(([.$B$1])^(-2)+(2*PI()*[.$A25]*[.T25])^2))" office:value-type="float" office:value="0.000000000650877096588612" calcext:value-type="float">
            <text:p>650.9E-12</text:p>
          </table:table-cell>
        </table:table-row>
        <table:table-row table:style-name="ro3">
          <table:table-cell table:style-name="ce4" office:value-type="float" office:value="875000000" calcext:value-type="float">
            <text:p>8.75E+08</text:p>
          </table:table-cell>
          <table:table-cell office:value-type="float" office:value="0.979301" calcext:value-type="float">
            <text:p>0.979301</text:p>
          </table:table-cell>
          <table:table-cell office:value-type="float" office:value="-178.623" calcext:value-type="float">
            <text:p>-178.623</text:p>
          </table:table-cell>
          <table:table-cell office:value-type="float" office:value="0.865888" calcext:value-type="float">
            <text:p>0.865888</text:p>
          </table:table-cell>
          <table:table-cell office:value-type="float" office:value="8.23462" calcext:value-type="float">
            <text:p>8.23462</text:p>
          </table:table-cell>
          <table:table-cell office:value-type="float" office:value="0.00047647" calcext:value-type="float">
            <text:p>0.00047647</text:p>
          </table:table-cell>
          <table:table-cell office:value-type="float" office:value="-24.5824" calcext:value-type="float">
            <text:p>-24.5824</text:p>
          </table:table-cell>
          <table:table-cell office:value-type="float" office:value="0.969877" calcext:value-type="float">
            <text:p>0.969877</text:p>
          </table:table-cell>
          <table:table-cell office:value-type="float" office:value="-173.789" calcext:value-type="float">
            <text:p>-173.789</text:p>
          </table:table-cell>
          <table:table-cell table:formula="of:=[.B26]*COS(RADIANS([.C26]))" office:value-type="float" office:value="-0.979018194459154" calcext:value-type="float">
            <text:p>-0.979018</text:p>
          </table:table-cell>
          <table:table-cell table:formula="of:=[.B26]*SIN(RADIANS([.C26]))" office:value-type="float" office:value="-0.0235334553123523" calcext:value-type="float">
            <text:p>-0.023533</text:p>
          </table:table-cell>
          <table:table-cell table:formula="of:=[.H26]*COS(RADIANS([.I26]))" office:value-type="float" office:value="-0.964184026909187" calcext:value-type="float">
            <text:p>-0.964184</text:p>
          </table:table-cell>
          <table:table-cell table:formula="of:=[.H26]*SIN(RADIANS([.I26]))" office:value-type="float" office:value="-0.104931203091279" calcext:value-type="float">
            <text:p>-0.104931</text:p>
          </table:table-cell>
          <table:table-cell table:formula="of:=[.$B$1]*(1-[.J26]^2-[.K26]^2)/((1-[.J26])^2+[.K26]^2)" office:value-type="float" office:value="0.522962118064679" calcext:value-type="float">
            <text:p>0.52</text:p>
          </table:table-cell>
          <table:table-cell table:formula="of:=[.$B$1]*(2*[.K26])/((1-[.J26])^2+[.K26]^2)" office:value-type="float" office:value="-0.600792794417981" calcext:value-type="float">
            <text:p>-0.60</text:p>
          </table:table-cell>
          <table:table-cell table:formula="of:=((2*PI()*[.$A26])^(-2)*(([.$B$1]*[.N26])^(-1)-([.$B$1])^(-2)))^(1/2)" office:value-type="float" office:value="0.0000000000353841530135026" calcext:value-type="float">
            <text:p>35.4E-12</text:p>
          </table:table-cell>
          <table:table-cell table:formula="of:=(2*PI()*[.$A26])^(-1)*([.O26]+(2*PI()*[.$A26]*[.P26])/(([.$B$1])^(-2)+(2*PI()*[.$A26]*[.P26])^2))" office:value-type="float" office:value="0.000000000815949559715455" calcext:value-type="float">
            <text:p>815.9E-12</text:p>
          </table:table-cell>
          <table:table-cell table:formula="of:=[.$B$1]*(1-[.L26]^2-[.M26]^2)/((1-[.L26])^2+[.M26]^2)" office:value-type="float" office:value="0.76684095654976" calcext:value-type="float">
            <text:p>0.77</text:p>
          </table:table-cell>
          <table:table-cell table:formula="of:=[.$B$1]*(2*[.M26])/((1-[.L26])^2+[.M26]^2)" office:value-type="float" office:value="-2.7120807550283" calcext:value-type="float">
            <text:p>-2.71</text:p>
          </table:table-cell>
          <table:table-cell table:formula="of:=((2*PI()*[.$A26])^(-2)*(([.$B$1]*[.R26])^(-1)-([.$B$1])^(-2)))^(1/2)" office:value-type="float" office:value="0.000000000029148638605366" calcext:value-type="float">
            <text:p>29.1E-12</text:p>
          </table:table-cell>
          <table:table-cell table:formula="of:=(2*PI()*[.$A26])^(-1)*([.S26]+(2*PI()*[.$A26]*[.T26])/(([.$B$1])^(-2)+(2*PI()*[.$A26]*[.T26])^2))" office:value-type="float" office:value="0.000000000624314428967785" calcext:value-type="float">
            <text:p>624.3E-12</text:p>
          </table:table-cell>
        </table:table-row>
        <table:table-row table:style-name="ro3">
          <table:table-cell table:style-name="ce4" office:value-type="float" office:value="880000000" calcext:value-type="float">
            <text:p>8.80E+08</text:p>
          </table:table-cell>
          <table:table-cell office:value-type="float" office:value="0.979275" calcext:value-type="float">
            <text:p>0.979275</text:p>
          </table:table-cell>
          <table:table-cell office:value-type="float" office:value="-178.914" calcext:value-type="float">
            <text:p>-178.914</text:p>
          </table:table-cell>
          <table:table-cell office:value-type="float" office:value="0.852235" calcext:value-type="float">
            <text:p>0.852235</text:p>
          </table:table-cell>
          <table:table-cell office:value-type="float" office:value="8.32415" calcext:value-type="float">
            <text:p>8.32415</text:p>
          </table:table-cell>
          <table:table-cell office:value-type="float" office:value="0.000448278" calcext:value-type="float">
            <text:p>0.000448278</text:p>
          </table:table-cell>
          <table:table-cell office:value-type="float" office:value="-21.8429" calcext:value-type="float">
            <text:p>-21.8429</text:p>
          </table:table-cell>
          <table:table-cell office:value-type="float" office:value="0.968559" calcext:value-type="float">
            <text:p>0.968559</text:p>
          </table:table-cell>
          <table:table-cell office:value-type="float" office:value="-173.8" calcext:value-type="float">
            <text:p>-173.8</text:p>
          </table:table-cell>
          <table:table-cell table:formula="of:=[.B27]*COS(RADIANS([.C27]))" office:value-type="float" office:value="-0.979099095862294" calcext:value-type="float">
            <text:p>-0.979099</text:p>
          </table:table-cell>
          <table:table-cell table:formula="of:=[.B27]*SIN(RADIANS([.C27]))" office:value-type="float" office:value="-0.0185603369214444" calcext:value-type="float">
            <text:p>-0.018560</text:p>
          </table:table-cell>
          <table:table-cell table:formula="of:=[.H27]*COS(RADIANS([.I27]))" office:value-type="float" office:value="-0.962893863514062" calcext:value-type="float">
            <text:p>-0.962894</text:p>
          </table:table-cell>
          <table:table-cell table:formula="of:=[.H27]*SIN(RADIANS([.I27]))" office:value-type="float" office:value="-0.10460374796327" calcext:value-type="float">
            <text:p>-0.104604</text:p>
          </table:table-cell>
          <table:table-cell table:formula="of:=[.$B$1]*(1-[.J27]^2-[.K27]^2)/((1-[.J27])^2+[.K27]^2)" office:value-type="float" office:value="0.523597310805124" calcext:value-type="float">
            <text:p>0.52</text:p>
          </table:table-cell>
          <table:table-cell table:formula="of:=[.$B$1]*(2*[.K27])/((1-[.J27])^2+[.K27]^2)" office:value-type="float" office:value="-0.473819118270757" calcext:value-type="float">
            <text:p>-0.47</text:p>
          </table:table-cell>
          <table:table-cell table:formula="of:=((2*PI()*[.$A27])^(-2)*(([.$B$1]*[.N27])^(-1)-([.$B$1])^(-2)))^(1/2)" office:value-type="float" office:value="0.0000000000351615336276942" calcext:value-type="float">
            <text:p>35.2E-12</text:p>
          </table:table-cell>
          <table:table-cell table:formula="of:=(2*PI()*[.$A27])^(-1)*([.O27]+(2*PI()*[.$A27]*[.P27])/(([.$B$1])^(-2)+(2*PI()*[.$A27]*[.P27])^2))" office:value-type="float" office:value="0.000000000834830296648327" calcext:value-type="float">
            <text:p>834.8E-12</text:p>
          </table:table-cell>
          <table:table-cell table:formula="of:=[.$B$1]*(1-[.L27]^2-[.M27]^2)/((1-[.L27])^2+[.M27]^2)" office:value-type="float" office:value="0.800920771869018" calcext:value-type="float">
            <text:p>0.80</text:p>
          </table:table-cell>
          <table:table-cell table:formula="of:=[.$B$1]*(2*[.M27])/((1-[.L27])^2+[.M27]^2)" office:value-type="float" office:value="-2.70721041595663" calcext:value-type="float">
            <text:p>-2.71</text:p>
          </table:table-cell>
          <table:table-cell table:formula="of:=((2*PI()*[.$A27])^(-2)*(([.$B$1]*[.R27])^(-1)-([.$B$1])^(-2)))^(1/2)" office:value-type="float" office:value="0.0000000000283498760220279" calcext:value-type="float">
            <text:p>28.3E-12</text:p>
          </table:table-cell>
          <table:table-cell table:formula="of:=(2*PI()*[.$A27])^(-1)*([.S27]+(2*PI()*[.$A27]*[.T27])/(([.$B$1])^(-2)+(2*PI()*[.$A27]*[.T27])^2))" office:value-type="float" office:value="0.000000000645679866014309" calcext:value-type="float">
            <text:p>645.7E-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" loext:min-decimal-places="1" number:min-integer-digits="1" number:min-exponent-digits="2" loext:exponent-interval="3" loext:forced-exponent-sign="true"/>
    </number:number-style>
    <number:number-style style:name="N122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2:43:30.735588807</meta:creation-date>
    <dc:date>2020-06-04T14:23:25.517748046</dc:date>
    <meta:editing-duration>PT56M38S</meta:editing-duration>
    <meta:editing-cycles>15</meta:editing-cycles>
    <meta:generator>LibreOffice/6.0.7.3$Linux_X86_64 LibreOffice_project/00m0$Build-3</meta:generator>
    <meta:document-statistic meta:table-count="1" meta:cell-count="548" meta:object-count="0"/>
  </office:meta>
</office:document-meta>
</file>